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257in"/>
    </style:style>
    <style:style style:name="Table1.B" style:family="table-column">
      <style:table-column-properties style:column-width="0.9979in"/>
    </style:style>
    <style:style style:name="Table1.C" style:family="table-column">
      <style:table-column-properties style:column-width="0.8972in"/>
    </style:style>
    <style:style style:name="Table1.D" style:family="table-column">
      <style:table-column-properties style:column-width="1.0549in"/>
    </style:style>
    <style:style style:name="Table1.E" style:family="table-column">
      <style:table-column-properties style:column-width="0.675in"/>
    </style:style>
    <style:style style:name="Table1.F" style:family="table-column">
      <style:table-column-properties style:column-width="0.6257in"/>
    </style:style>
    <style:style style:name="Table1.G" style:family="table-column">
      <style:table-column-properties style:column-width="0.7951in"/>
    </style:style>
    <style:style style:name="Table1.H" style:family="table-column">
      <style:table-column-properties style:column-width="1.1535in"/>
    </style:style>
    <style:style style:name="Table1.A1" style:family="table-cell">
      <style:table-cell-properties style:vertical-align="middle" fo:padding="0.0194in" fo:border="0.05pt solid #dedcd1"/>
    </style:style>
    <style:style style:name="Table1.B1" style:family="table-cell">
      <style:table-cell-properties style:vertical-align="middle" fo:padding="0in" fo:border="none"/>
    </style:style>
    <style:style style:name="Table2" style:family="table">
      <style:table-properties style:width="6.925in" table:align="left"/>
    </style:style>
    <style:style style:name="Table2.A" style:family="table-column">
      <style:table-column-properties style:column-width="1.4333in"/>
    </style:style>
    <style:style style:name="Table2.B" style:family="table-column">
      <style:table-column-properties style:column-width="1.0063in"/>
    </style:style>
    <style:style style:name="Table2.C" style:family="table-column">
      <style:table-column-properties style:column-width="1.5688in"/>
    </style:style>
    <style:style style:name="Table2.D" style:family="table-column">
      <style:table-column-properties style:column-width="1.325in"/>
    </style:style>
    <style:style style:name="Table2.E" style:family="table-column">
      <style:table-column-properties style:column-width="1.5917in"/>
    </style:style>
    <style:style style:name="Table2.A1" style:family="table-cell">
      <style:table-cell-properties style:vertical-align="middle" fo:padding="0.0194in" fo:border="0.05pt solid #dedcd1"/>
    </style:style>
    <style:style style:name="Table2.B1" style:family="table-cell">
      <style:table-cell-properties style:vertical-align="middle" fo:padding="0in" fo:border="none"/>
    </style:style>
    <style:style style:name="Table3" style:family="table">
      <style:table-properties style:width="6.925in" table:align="left"/>
    </style:style>
    <style:style style:name="Table3.A" style:family="table-column">
      <style:table-column-properties style:column-width="1.5201in"/>
    </style:style>
    <style:style style:name="Table3.B" style:family="table-column">
      <style:table-column-properties style:column-width="0.5319in"/>
    </style:style>
    <style:style style:name="Table3.C" style:family="table-column">
      <style:table-column-properties style:column-width="2.3271in"/>
    </style:style>
    <style:style style:name="Table3.D" style:family="table-column">
      <style:table-column-properties style:column-width="1.2326in"/>
    </style:style>
    <style:style style:name="Table3.E" style:family="table-column">
      <style:table-column-properties style:column-width="1.3132in"/>
    </style:style>
    <style:style style:name="Table3.A1" style:family="table-cell">
      <style:table-cell-properties style:vertical-align="middle" fo:padding="0.0194in" fo:border="0.05pt solid #dedcd1"/>
    </style:style>
    <style:style style:name="Table3.B1" style:family="table-cell">
      <style:table-cell-properties style:vertical-align="middle" fo:padding="0in" fo:border="none"/>
    </style:style>
    <style:style style:name="P1" style:family="paragraph" style:parent-style-name="Heading_20_1">
      <style:paragraph-properties fo:margin-left="0in" fo:margin-right="0in" fo:text-indent="0in" style:auto-text-indent="false" fo:padding="0.0193in" fo:border="0.06pt solid #dedcd1"/>
      <style:text-properties officeooo:paragraph-rsid="0031942f" loext:padding="0.0193in" loext:border="0.06pt solid #dedcd1"/>
    </style:style>
    <style:style style:name="P2" style:family="paragraph" style:parent-style-name="Text_20_body">
      <style:paragraph-properties fo:margin-left="0in" fo:margin-right="0in" fo:text-indent="0in" style:auto-text-indent="false" fo:padding="0.0193in" fo:border="0.06pt solid #dedcd1"/>
      <style:text-properties officeooo:paragraph-rsid="0031942f"/>
    </style:style>
    <style:style style:name="P3" style:family="paragraph" style:parent-style-name="Heading_20_2">
      <style:paragraph-properties fo:margin-left="0in" fo:margin-right="0in" fo:text-indent="0in" style:auto-text-indent="false" fo:padding="0.0193in" fo:border="0.06pt solid #dedcd1"/>
      <style:text-properties loext:padding="0.0193in" loext:border="0.06pt solid #dedcd1"/>
    </style:style>
    <style:style style:name="P4" style:family="paragraph" style:parent-style-name="Text_20_body">
      <style:paragraph-properties fo:margin-left="0in" fo:margin-right="0in" fo:text-indent="0in" style:auto-text-indent="false" fo:padding="0.0193in" fo:border="0.06pt solid #dedcd1"/>
      <style:text-properties officeooo:paragraph-rsid="0031942f" loext:padding="0.0193in" loext:border="0.06pt solid #dedcd1"/>
    </style:style>
    <style:style style:name="P5" style:family="paragraph" style:parent-style-name="Text_20_body">
      <style:paragraph-properties fo:margin-left="0in" fo:margin-right="0in" fo:text-indent="0in" style:auto-text-indent="false" fo:padding="0.0193in" fo:border="0.06pt solid #dedcd1"/>
    </style:style>
    <style:style style:name="P6" style:family="paragraph" style:parent-style-name="Text_20_body">
      <style:paragraph-properties fo:margin-left="0in" fo:margin-right="0in" fo:text-indent="0in" style:auto-text-indent="false" fo:padding="0.0193in" fo:border="0.06pt solid #dedcd1"/>
      <style:text-properties loext:padding="0.0193in" loext:border="0.06pt solid #dedcd1"/>
    </style:style>
    <style:style style:name="P7" style:family="paragraph" style:parent-style-name="Heading_20_3">
      <style:paragraph-properties fo:margin-left="0in" fo:margin-right="0in" fo:text-indent="0in" style:auto-text-indent="false" fo:padding="0.0193in" fo:border="0.06pt solid #dedcd1"/>
      <style:text-properties loext:padding="0.0193in" loext:border="0.06pt solid #dedcd1"/>
    </style:style>
    <style:style style:name="P8" style:family="paragraph" style:parent-style-name="Text_20_body" style:list-style-name="L1">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9" style:family="paragraph" style:parent-style-name="Text_20_body" style:list-style-name="L1">
      <style:paragraph-properties fo:margin-left="0in" fo:margin-right="0in" fo:text-indent="0in" style:auto-text-indent="false" fo:padding="0.0193in" fo:border="0.06pt solid #dedcd1"/>
      <style:text-properties loext:padding="0.0193in" loext:border="0.06pt solid #dedcd1"/>
    </style:style>
    <style:style style:name="P10" style:family="paragraph" style:parent-style-name="Text_20_body" style:list-style-name="L2">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11" style:family="paragraph" style:parent-style-name="Text_20_body" style:list-style-name="L2">
      <style:paragraph-properties fo:margin-left="0in" fo:margin-right="0in" fo:text-indent="0in" style:auto-text-indent="false" fo:padding="0.0193in" fo:border="0.06pt solid #dedcd1"/>
      <style:text-properties loext:padding="0.0193in" loext:border="0.06pt solid #dedcd1"/>
    </style:style>
    <style:style style:name="P12" style:family="paragraph" style:parent-style-name="Text_20_body" style:list-style-name="L3">
      <style:paragraph-properties fo:margin-left="0in" fo:margin-right="0in" fo:margin-top="0in" fo:margin-bottom="0in" style:contextual-spacing="false" fo:text-indent="0in" style:auto-text-indent="false" fo:padding="0.0193in" fo:border="0.06pt solid #dedcd1"/>
    </style:style>
    <style:style style:name="P13" style:family="paragraph" style:parent-style-name="Text_20_body" style:list-style-name="L3">
      <style:paragraph-properties fo:margin-left="0in" fo:margin-right="0in" fo:text-indent="0in" style:auto-text-indent="false" fo:padding="0.0193in" fo:border="0.06pt solid #dedcd1"/>
    </style:style>
    <style:style style:name="P14" style:family="paragraph" style:parent-style-name="Text_20_body" style:list-style-name="L4">
      <style:paragraph-properties fo:margin-left="0in" fo:margin-right="0in" fo:margin-top="0in" fo:margin-bottom="0in" style:contextual-spacing="false" fo:text-indent="0in" style:auto-text-indent="false" fo:padding="0.0193in" fo:border="0.06pt solid #dedcd1"/>
    </style:style>
    <style:style style:name="P15" style:family="paragraph" style:parent-style-name="Text_20_body" style:list-style-name="L4">
      <style:paragraph-properties fo:margin-left="0in" fo:margin-right="0in" fo:text-indent="0in" style:auto-text-indent="false" fo:padding="0.0193in" fo:border="0.06pt solid #dedcd1"/>
    </style:style>
    <style:style style:name="P16" style:family="paragraph" style:parent-style-name="Text_20_body" style:list-style-name="L5">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17" style:family="paragraph" style:parent-style-name="Text_20_body" style:list-style-name="L5">
      <style:paragraph-properties fo:margin-left="0in" fo:margin-right="0in" fo:text-indent="0in" style:auto-text-indent="false" fo:padding="0.0193in" fo:border="0.06pt solid #dedcd1"/>
      <style:text-properties loext:padding="0.0193in" loext:border="0.06pt solid #dedcd1"/>
    </style:style>
    <style:style style:name="P18" style:family="paragraph" style:parent-style-name="Text_20_body" style:list-style-name="L6">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19" style:family="paragraph" style:parent-style-name="Text_20_body" style:list-style-name="L6">
      <style:paragraph-properties fo:margin-left="0in" fo:margin-right="0in" fo:text-indent="0in" style:auto-text-indent="false" fo:padding="0.0193in" fo:border="0.06pt solid #dedcd1"/>
      <style:text-properties loext:padding="0.0193in" loext:border="0.06pt solid #dedcd1"/>
    </style:style>
    <style:style style:name="P20" style:family="paragraph" style:parent-style-name="Text_20_body" style:list-style-name="L7">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21" style:family="paragraph" style:parent-style-name="Text_20_body" style:list-style-name="L7">
      <style:paragraph-properties fo:margin-left="0in" fo:margin-right="0in" fo:text-indent="0in" style:auto-text-indent="false" fo:padding="0.0193in" fo:border="0.06pt solid #dedcd1"/>
      <style:text-properties loext:padding="0.0193in" loext:border="0.06pt solid #dedcd1"/>
    </style:style>
    <style:style style:name="P22" style:family="paragraph" style:parent-style-name="Text_20_body" style:list-style-name="L8">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23" style:family="paragraph" style:parent-style-name="Text_20_body" style:list-style-name="L8">
      <style:paragraph-properties fo:margin-left="0in" fo:margin-right="0in" fo:text-indent="0in" style:auto-text-indent="false" fo:padding="0.0193in" fo:border="0.06pt solid #dedcd1"/>
      <style:text-properties loext:padding="0.0193in" loext:border="0.06pt solid #dedcd1"/>
    </style:style>
    <style:style style:name="P24" style:family="paragraph" style:parent-style-name="Text_20_body" style:list-style-name="L9">
      <style:paragraph-properties fo:margin-left="0in" fo:margin-right="0in" fo:margin-top="0in" fo:margin-bottom="0in" style:contextual-spacing="false" fo:text-indent="0in" style:auto-text-indent="false" fo:padding="0.0193in" fo:border="0.06pt solid #dedcd1"/>
    </style:style>
    <style:style style:name="P25" style:family="paragraph" style:parent-style-name="Text_20_body" style:list-style-name="L9">
      <style:paragraph-properties fo:margin-left="0in" fo:margin-right="0in" fo:text-indent="0in" style:auto-text-indent="false" fo:padding="0.0193in" fo:border="0.06pt solid #dedcd1"/>
    </style:style>
    <style:style style:name="P26" style:family="paragraph" style:parent-style-name="Text_20_body" style:list-style-name="L10">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27" style:family="paragraph" style:parent-style-name="Text_20_body" style:list-style-name="L10">
      <style:paragraph-properties fo:margin-left="0in" fo:margin-right="0in" fo:text-indent="0in" style:auto-text-indent="false" fo:padding="0.0193in" fo:border="0.06pt solid #dedcd1"/>
      <style:text-properties loext:padding="0.0193in" loext:border="0.06pt solid #dedcd1"/>
    </style:style>
    <style:style style:name="P28" style:family="paragraph" style:parent-style-name="Text_20_body" style:list-style-name="L11">
      <style:paragraph-properties fo:margin-left="0in" fo:margin-right="0in" fo:margin-top="0in" fo:margin-bottom="0in" style:contextual-spacing="false" fo:text-indent="0in" style:auto-text-indent="false" fo:padding="0.0193in" fo:border="0.06pt solid #dedcd1"/>
    </style:style>
    <style:style style:name="P29" style:family="paragraph" style:parent-style-name="Text_20_body" style:list-style-name="L11">
      <style:paragraph-properties fo:margin-left="0in" fo:margin-right="0in" fo:text-indent="0in" style:auto-text-indent="false" fo:padding="0.0193in" fo:border="0.06pt solid #dedcd1"/>
    </style:style>
    <style:style style:name="P30" style:family="paragraph" style:parent-style-name="Text_20_body" style:list-style-name="L12">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31" style:family="paragraph" style:parent-style-name="Text_20_body" style:list-style-name="L12">
      <style:paragraph-properties fo:margin-left="0in" fo:margin-right="0in" fo:text-indent="0in" style:auto-text-indent="false" fo:padding="0.0193in" fo:border="0.06pt solid #dedcd1"/>
      <style:text-properties loext:padding="0.0193in" loext:border="0.06pt solid #dedcd1"/>
    </style:style>
    <style:style style:name="P32" style:family="paragraph" style:parent-style-name="Text_20_body" style:list-style-name="L13">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33" style:family="paragraph" style:parent-style-name="Text_20_body" style:list-style-name="L13">
      <style:paragraph-properties fo:margin-left="0in" fo:margin-right="0in" fo:text-indent="0in" style:auto-text-indent="false" fo:padding="0.0193in" fo:border="0.06pt solid #dedcd1"/>
      <style:text-properties loext:padding="0.0193in" loext:border="0.06pt solid #dedcd1"/>
    </style:style>
    <style:style style:name="P34" style:family="paragraph" style:parent-style-name="Text_20_body" style:list-style-name="L14">
      <style:paragraph-properties fo:margin-left="0in" fo:margin-right="0in" fo:margin-top="0in" fo:margin-bottom="0in" style:contextual-spacing="false" fo:text-indent="0in" style:auto-text-indent="false" fo:padding="0.0193in" fo:border="0.06pt solid #dedcd1"/>
    </style:style>
    <style:style style:name="P35" style:family="paragraph" style:parent-style-name="Text_20_body" style:list-style-name="L14">
      <style:paragraph-properties fo:margin-left="0in" fo:margin-right="0in" fo:text-indent="0in" style:auto-text-indent="false" fo:padding="0.0193in" fo:border="0.06pt solid #dedcd1"/>
    </style:style>
    <style:style style:name="P36" style:family="paragraph" style:parent-style-name="Text_20_body" style:list-style-name="L15">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37" style:family="paragraph" style:parent-style-name="Text_20_body" style:list-style-name="L15">
      <style:paragraph-properties fo:margin-left="0in" fo:margin-right="0in" fo:text-indent="0in" style:auto-text-indent="false" fo:padding="0.0193in" fo:border="0.06pt solid #dedcd1"/>
      <style:text-properties loext:padding="0.0193in" loext:border="0.06pt solid #dedcd1"/>
    </style:style>
    <style:style style:name="P38" style:family="paragraph" style:parent-style-name="Table_20_Heading">
      <style:paragraph-properties fo:margin-left="0in" fo:margin-right="0in" fo:text-indent="0in" style:auto-text-indent="false"/>
    </style:style>
    <style:style style:name="P39" style:family="paragraph" style:parent-style-name="Table_20_Contents">
      <style:paragraph-properties fo:margin-left="0in" fo:margin-right="0in" fo:text-indent="0in" style:auto-text-indent="false"/>
    </style:style>
    <style:style style:name="P40" style:family="paragraph" style:parent-style-name="Heading_20_4">
      <style:paragraph-properties fo:margin-left="0in" fo:margin-right="0in" fo:text-indent="0in" style:auto-text-indent="false" fo:padding="0.0193in" fo:border="0.06pt solid #dedcd1"/>
      <style:text-properties loext:padding="0.0193in" loext:border="0.06pt solid #dedcd1"/>
    </style:style>
    <style:style style:name="P41" style:family="paragraph" style:parent-style-name="Text_20_body" style:list-style-name="L16">
      <style:paragraph-properties fo:margin-left="0in" fo:margin-right="0in" fo:margin-top="0in" fo:margin-bottom="0in" style:contextual-spacing="false" fo:text-indent="0in" style:auto-text-indent="false" fo:padding="0.0193in" fo:border="0.06pt solid #dedcd1"/>
    </style:style>
    <style:style style:name="P42" style:family="paragraph" style:parent-style-name="Text_20_body" style:list-style-name="L16">
      <style:paragraph-properties fo:margin-left="0in" fo:margin-right="0in" fo:text-indent="0in" style:auto-text-indent="false" fo:padding="0.0193in" fo:border="0.06pt solid #dedcd1"/>
    </style:style>
    <style:style style:name="P43" style:family="paragraph" style:parent-style-name="Text_20_body" style:list-style-name="L17">
      <style:paragraph-properties fo:margin-left="0in" fo:margin-right="0in" fo:margin-top="0in" fo:margin-bottom="0in" style:contextual-spacing="false" fo:text-indent="0in" style:auto-text-indent="false" fo:padding="0.0193in" fo:border="0.06pt solid #dedcd1"/>
    </style:style>
    <style:style style:name="P44" style:family="paragraph" style:parent-style-name="Text_20_body" style:list-style-name="L17">
      <style:paragraph-properties fo:margin-left="0in" fo:margin-right="0in" fo:text-indent="0in" style:auto-text-indent="false" fo:padding="0.0193in" fo:border="0.06pt solid #dedcd1"/>
    </style:style>
    <style:style style:name="P45" style:family="paragraph" style:parent-style-name="Text_20_body" style:list-style-name="L18">
      <style:paragraph-properties fo:margin-left="0in" fo:margin-right="0in" fo:margin-top="0in" fo:margin-bottom="0in" style:contextual-spacing="false" fo:text-indent="0in" style:auto-text-indent="false" fo:padding="0.0193in" fo:border="0.06pt solid #dedcd1"/>
    </style:style>
    <style:style style:name="P46" style:family="paragraph" style:parent-style-name="Text_20_body" style:list-style-name="L18">
      <style:paragraph-properties fo:margin-left="0in" fo:margin-right="0in" fo:text-indent="0in" style:auto-text-indent="false" fo:padding="0.0193in" fo:border="0.06pt solid #dedcd1"/>
    </style:style>
    <style:style style:name="P47" style:family="paragraph" style:parent-style-name="Text_20_body" style:list-style-name="L19">
      <style:paragraph-properties fo:margin-left="0in" fo:margin-right="0in" fo:margin-top="0in" fo:margin-bottom="0in" style:contextual-spacing="false" fo:text-indent="0in" style:auto-text-indent="false" fo:padding="0.0193in" fo:border="0.06pt solid #dedcd1"/>
    </style:style>
    <style:style style:name="P48" style:family="paragraph" style:parent-style-name="Text_20_body" style:list-style-name="L19">
      <style:paragraph-properties fo:margin-left="0in" fo:margin-right="0in" fo:text-indent="0in" style:auto-text-indent="false" fo:padding="0.0193in" fo:border="0.06pt solid #dedcd1"/>
    </style:style>
    <style:style style:name="P49" style:family="paragraph" style:parent-style-name="Text_20_body" style:list-style-name="L20">
      <style:paragraph-properties fo:margin-left="0in" fo:margin-right="0in" fo:margin-top="0in" fo:margin-bottom="0in" style:contextual-spacing="false" fo:text-indent="0in" style:auto-text-indent="false" fo:padding="0.0193in" fo:border="0.06pt solid #dedcd1"/>
    </style:style>
    <style:style style:name="P50" style:family="paragraph" style:parent-style-name="Text_20_body" style:list-style-name="L20">
      <style:paragraph-properties fo:margin-left="0in" fo:margin-right="0in" fo:text-indent="0in" style:auto-text-indent="false" fo:padding="0.0193in" fo:border="0.06pt solid #dedcd1"/>
    </style:style>
    <style:style style:name="P51" style:family="paragraph" style:parent-style-name="Text_20_body" style:list-style-name="L21">
      <style:paragraph-properties fo:margin-left="0in" fo:margin-right="0in" fo:margin-top="0in" fo:margin-bottom="0in" style:contextual-spacing="false" fo:text-indent="0in" style:auto-text-indent="false" fo:padding="0.0193in" fo:border="0.06pt solid #dedcd1"/>
    </style:style>
    <style:style style:name="P52" style:family="paragraph" style:parent-style-name="Text_20_body" style:list-style-name="L21">
      <style:paragraph-properties fo:margin-left="0in" fo:margin-right="0in" fo:text-indent="0in" style:auto-text-indent="false" fo:padding="0.0193in" fo:border="0.06pt solid #dedcd1"/>
    </style:style>
    <style:style style:name="P53" style:family="paragraph" style:parent-style-name="Text_20_body" style:list-style-name="L22">
      <style:paragraph-properties fo:margin-left="0in" fo:margin-right="0in" fo:margin-top="0in" fo:margin-bottom="0in" style:contextual-spacing="false" fo:text-indent="0in" style:auto-text-indent="false" fo:padding="0.0193in" fo:border="0.06pt solid #dedcd1"/>
    </style:style>
    <style:style style:name="P54" style:family="paragraph" style:parent-style-name="Text_20_body" style:list-style-name="L22">
      <style:paragraph-properties fo:margin-left="0in" fo:margin-right="0in" fo:text-indent="0in" style:auto-text-indent="false" fo:padding="0.0193in" fo:border="0.06pt solid #dedcd1"/>
    </style:style>
    <style:style style:name="P55" style:family="paragraph" style:parent-style-name="Text_20_body" style:list-style-name="L23">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56" style:family="paragraph" style:parent-style-name="Text_20_body" style:list-style-name="L23">
      <style:paragraph-properties fo:margin-left="0in" fo:margin-right="0in" fo:text-indent="0in" style:auto-text-indent="false" fo:padding="0.0193in" fo:border="0.06pt solid #dedcd1"/>
      <style:text-properties loext:padding="0.0193in" loext:border="0.06pt solid #dedcd1"/>
    </style:style>
    <style:style style:name="P57" style:family="paragraph" style:parent-style-name="Text_20_body" style:list-style-name="L24">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58" style:family="paragraph" style:parent-style-name="Text_20_body" style:list-style-name="L24">
      <style:paragraph-properties fo:margin-left="0in" fo:margin-right="0in" fo:text-indent="0in" style:auto-text-indent="false" fo:padding="0.0193in" fo:border="0.06pt solid #dedcd1"/>
      <style:text-properties loext:padding="0.0193in" loext:border="0.06pt solid #dedcd1"/>
    </style:style>
    <style:style style:name="P59" style:family="paragraph" style:parent-style-name="Text_20_body" style:list-style-name="L25">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60" style:family="paragraph" style:parent-style-name="Text_20_body" style:list-style-name="L25">
      <style:paragraph-properties fo:margin-left="0in" fo:margin-right="0in" fo:text-indent="0in" style:auto-text-indent="false" fo:padding="0.0193in" fo:border="0.06pt solid #dedcd1"/>
      <style:text-properties loext:padding="0.0193in" loext:border="0.06pt solid #dedcd1"/>
    </style:style>
    <style:style style:name="P61" style:family="paragraph" style:parent-style-name="Text_20_body" style:list-style-name="L26">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62" style:family="paragraph" style:parent-style-name="Text_20_body" style:list-style-name="L26">
      <style:paragraph-properties fo:margin-left="0in" fo:margin-right="0in" fo:text-indent="0in" style:auto-text-indent="false" fo:padding="0.0193in" fo:border="0.06pt solid #dedcd1"/>
      <style:text-properties loext:padding="0.0193in" loext:border="0.06pt solid #dedcd1"/>
    </style:style>
    <style:style style:name="P63" style:family="paragraph" style:parent-style-name="Text_20_body" style:list-style-name="L27">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64" style:family="paragraph" style:parent-style-name="Text_20_body" style:list-style-name="L27">
      <style:paragraph-properties fo:margin-left="0in" fo:margin-right="0in" fo:text-indent="0in" style:auto-text-indent="false" fo:padding="0.0193in" fo:border="0.06pt solid #dedcd1"/>
      <style:text-properties loext:padding="0.0193in" loext:border="0.06pt solid #dedcd1"/>
    </style:style>
    <style:style style:name="P65" style:family="paragraph" style:parent-style-name="Text_20_body" style:list-style-name="L28">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66" style:family="paragraph" style:parent-style-name="Text_20_body" style:list-style-name="L28">
      <style:paragraph-properties fo:margin-left="0in" fo:margin-right="0in" fo:text-indent="0in" style:auto-text-indent="false" fo:padding="0.0193in" fo:border="0.06pt solid #dedcd1"/>
      <style:text-properties loext:padding="0.0193in" loext:border="0.06pt solid #dedcd1"/>
    </style:style>
    <style:style style:name="P67" style:family="paragraph" style:parent-style-name="Text_20_body" style:list-style-name="L29">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68" style:family="paragraph" style:parent-style-name="Text_20_body" style:list-style-name="L29">
      <style:paragraph-properties fo:margin-left="0in" fo:margin-right="0in" fo:text-indent="0in" style:auto-text-indent="false" fo:padding="0.0193in" fo:border="0.06pt solid #dedcd1"/>
      <style:text-properties loext:padding="0.0193in" loext:border="0.06pt solid #dedcd1"/>
    </style:style>
    <style:style style:name="P69" style:family="paragraph" style:parent-style-name="Table_20_Contents">
      <style:paragraph-properties fo:margin-left="0in" fo:margin-right="0in" fo:text-indent="0in" style:auto-text-indent="false"/>
      <style:text-properties fo:font-size="2pt" style:font-size-asian="2pt" style:font-size-complex="2pt"/>
    </style:style>
    <style:style style:name="P70" style:family="paragraph" style:parent-style-name="Table_20_Contents">
      <style:text-properties fo:font-size="2pt" style:font-size-asian="2pt" style:font-size-complex="2pt"/>
    </style:style>
    <style:style style:name="P71" style:family="paragraph" style:parent-style-name="Text_20_body">
      <style:paragraph-properties fo:margin-left="0in" fo:margin-right="0in" fo:text-indent="0in" style:auto-text-indent="false" fo:padding="0.0193in" fo:border="0.06pt solid #dedcd1"/>
      <style:text-properties officeooo:paragraph-rsid="003314be"/>
    </style:style>
    <style:style style:name="P72" style:family="paragraph" style:parent-style-name="Text_20_body" style:list-style-name="L30">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73" style:family="paragraph" style:parent-style-name="Text_20_body" style:list-style-name="L30">
      <style:paragraph-properties fo:margin-left="0in" fo:margin-right="0in" fo:text-indent="0in" style:auto-text-indent="false" fo:padding="0.0193in" fo:border="0.06pt solid #dedcd1"/>
      <style:text-properties loext:padding="0.0193in" loext:border="0.06pt solid #dedcd1"/>
    </style:style>
    <style:style style:name="P74" style:family="paragraph" style:parent-style-name="Text_20_body" style:list-style-name="L31">
      <style:paragraph-properties fo:margin-left="0in" fo:margin-right="0in" fo:margin-top="0in" fo:margin-bottom="0in" style:contextual-spacing="false" fo:text-indent="0in" style:auto-text-indent="false" fo:padding="0.0193in" fo:border="0.06pt solid #dedcd1"/>
    </style:style>
    <style:style style:name="P75" style:family="paragraph" style:parent-style-name="Text_20_body" style:list-style-name="L31">
      <style:paragraph-properties fo:margin-left="0in" fo:margin-right="0in" fo:text-indent="0in" style:auto-text-indent="false" fo:padding="0.0193in" fo:border="0.06pt solid #dedcd1"/>
    </style:style>
    <style:style style:name="P76" style:family="paragraph" style:parent-style-name="Text_20_body" style:list-style-name="L32">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77" style:family="paragraph" style:parent-style-name="Text_20_body" style:list-style-name="L32">
      <style:paragraph-properties fo:margin-left="0in" fo:margin-right="0in" fo:text-indent="0in" style:auto-text-indent="false" fo:padding="0.0193in" fo:border="0.06pt solid #dedcd1"/>
      <style:text-properties loext:padding="0.0193in" loext:border="0.06pt solid #dedcd1"/>
    </style:style>
    <style:style style:name="P78" style:family="paragraph" style:parent-style-name="Text_20_body">
      <style:paragraph-properties fo:margin-left="0in" fo:margin-right="0in" fo:text-indent="0in" style:auto-text-indent="false" fo:padding="0.0193in" fo:border="0.06pt solid #dedcd1"/>
      <style:text-properties officeooo:paragraph-rsid="0033d89c"/>
    </style:style>
    <style:style style:name="P79" style:family="paragraph" style:parent-style-name="Text_20_body" style:list-style-name="L33">
      <style:paragraph-properties fo:margin-left="0in" fo:margin-right="0in" fo:margin-top="0in" fo:margin-bottom="0in" style:contextual-spacing="false" fo:text-indent="0in" style:auto-text-indent="false" fo:padding="0.0193in" fo:border="0.06pt solid #dedcd1"/>
      <style:text-properties loext:padding="0.0193in" loext:border="0.06pt solid #dedcd1"/>
    </style:style>
    <style:style style:name="P80" style:family="paragraph" style:parent-style-name="Text_20_body" style:list-style-name="L33">
      <style:paragraph-properties fo:margin-left="0in" fo:margin-right="0in" fo:text-indent="0in" style:auto-text-indent="false" fo:padding="0.0193in" fo:border="0.06pt solid #dedcd1"/>
      <style:text-properties loext:padding="0.0193in" loext:border="0.06pt solid #dedcd1"/>
    </style:style>
    <style:style style:name="P81" style:family="paragraph" style:parent-style-name="Text_20_body">
      <style:paragraph-properties fo:margin-left="0in" fo:margin-right="0in" fo:text-indent="0in" style:auto-text-indent="false" fo:padding="0.0193in" fo:border="0.06pt solid #dedcd1"/>
      <style:text-properties officeooo:rsid="0022aa23" officeooo:paragraph-rsid="000d53de" loext:padding="0.0193in" loext:border="0.06pt solid #dedcd1"/>
    </style:style>
    <style:style style:name="P82" style:family="paragraph" style:parent-style-name="Text_20_body">
      <style:text-properties officeooo:rsid="0022aa23"/>
    </style:style>
    <style:style style:name="P83" style:family="paragraph" style:parent-style-name="Text_20_body">
      <style:text-properties officeooo:paragraph-rsid="002e05a2"/>
    </style:style>
    <style:style style:name="P84" style:family="paragraph" style:parent-style-name="Text_20_body">
      <style:text-properties officeooo:rsid="002e05a2" officeooo:paragraph-rsid="002e05a2"/>
    </style:style>
    <style:style style:name="T1" style:family="text">
      <style:text-properties officeooo:rsid="0031942f"/>
    </style:style>
    <style:style style:name="T2" style:family="text">
      <style:text-properties officeooo:rsid="001a4c81" loext:padding="0.0193in" loext:border="0.06pt solid #dedcd1"/>
    </style:style>
    <style:style style:name="T3" style:family="text">
      <style:text-properties loext:padding="0.0193in" loext:border="0.06pt solid #dedcd1"/>
    </style:style>
    <style:style style:name="T4" style:family="text">
      <style:text-properties officeooo:rsid="002cb86e" loext:padding="0.0193in" loext:border="0.06pt solid #dedcd1"/>
    </style:style>
    <style:style style:name="T5" style:family="text">
      <style:text-properties fo:font-style="italic" loext:padding="0.0193in" loext:border="0.06pt solid #dedcd1"/>
    </style:style>
    <style:style style:name="T6" style:family="text">
      <style:text-properties fo:font-style="italic"/>
    </style:style>
    <style:style style:name="T7" style:family="text">
      <style:text-properties fo:font-style="italic" fo:font-weight="normal" style:font-weight-asian="normal" style:font-weight-complex="normal" loext:padding="0.0193in" loext:border="0.06pt solid #dedcd1"/>
    </style:style>
    <style:style style:name="T8" style:family="text">
      <style:text-properties fo:font-weight="normal" style:font-weight-asian="normal" style:font-weight-complex="normal" loext:padding="0.0193in" loext:border="0.06pt solid #dedcd1"/>
    </style:style>
    <style:style style:name="T9" style:family="text">
      <style:text-properties fo:font-style="italic" fo:font-weight="normal" style:font-style-asian="italic" style:font-weight-asian="normal" style:font-style-complex="italic" style:font-weight-complex="normal" loext:padding="0.0193in" loext:border="0.06pt solid #dedcd1"/>
    </style:style>
    <style:style style:name="T10" style:family="text">
      <style:text-properties officeooo:rsid="0033d89c" loext:padding="0.0193in" loext:border="0.06pt solid #dedcd1"/>
    </style:style>
    <style:style style:name="T11" style:family="text">
      <style:text-properties officeooo:rsid="002d738e"/>
    </style:style>
    <style:style style:name="T12" style:family="text">
      <style:text-properties officeooo:rsid="0022aa23"/>
    </style:style>
    <style:style style:name="T13" style:family="text">
      <style:text-properties officeooo:rsid="002e05a2"/>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The NASA Paper &amp;<text:line-break/>Small Falcon Algebra</text:span></text:h>
      <text:p text:style-name="P2"><text:span text:style-name="Strong_20_Emphasis"><text:span text:style-name="T2">Eric D. Martin</text:span></text:span><text:span text:style-name="Strong_20_Emphasis"><text:span text:style-name="T3">¹</text:span></text:span><text:span text:style-name="T3"> ¹</text:span><text:span text:style-name="Emphasis"><text:span text:style-name="T4">Currently looking for a graduate school.</text:span></text:span></text:p>
      <text:p text:style-name="Horizontal_20_Line"/>
      <text:h text:style-name="P3" text:outline-level="2">Abstract</text:h>
      <text:p text:style-name="P4">This work presents Nominal/Uncertainty (N/U) algebra, a minimal framework for propagating explicit uncertainty alongside nominal values in safety-critical systems. All quantities are represented as ordered pairs (n,u) where n is the nominal value and u is a nonnegative uncertainty bound. The algebra defines addition, multiplication, and scalar multiplication operators that maintain closure, monotonicity, and linearity in the uncertainty dimension. Multiplication employs absolute values to ensure nonnegative uncertainties under all inputs. Key properties including closure, commutativity, associativity, sub-distributivity, and monotonicity are formally proven. The method provides conservative error bounds with O(1) computational complexity per operation, contrasting with O(n) for Monte Carlo and O(pᵈ) for polynomial chaos methods. Comparative analysis against Gaussian propagation, interval arithmetic, and Monte Carlo simulation confirms the algebra yields conservative but not excessive bounds. Numerical validation across 70,000 test cases demonstrates strict mathematical consistency, with N/U bounds exceeding Gaussian root-sum-squares by factors of 1.00-3.54 and matching interval arithmetic to within machine precision for nonnegative nominals. The framework is suitable for transparent, audit-driven workflows in aerospace, engineering, and regulated environments where conservative uncertainty quantification is required.</text:p>
      <text:p text:style-name="P5"><text:span text:style-name="Strong_20_Emphasis"><text:span text:style-name="T3">Keywords:</text:span></text:span><text:span text:style-name="T3"> uncertainty propagation, interval methods, error analysis, conservative bounds, monotonicity, safety-critical systems, reproducibility</text:span></text:p>
      <text:p text:style-name="P5"><text:span text:style-name="Strong_20_Emphasis"><text:span text:style-name="T3">MSC (2020):</text:span></text:span><text:span text:style-name="T3"> 65G30 (primary); 65C05, 62F35 (secondary)</text:span></text:p>
      <text:p text:style-name="Horizontal_20_Line"/>
      <text:h text:style-name="P3" text:outline-level="2">1. Introduction</text:h>
      <text:p text:style-name="P6">Uncertainty propagation is central to quantitative analysis across science and engineering (JCGM, 2008, p. 37; Moore, 1966, pp. 11-13). Every measurement or computed quantity is incomplete without an explicit characterization of its associated uncertainty. Traditional approaches—Gaussian error propagation, Monte Carlo simulation, and interval arithmetic—offer different trade-offs between <text:soft-page-break/>conservatism, computational efficiency, and interpretability (Ferson et al., 2003, p. 29). However, there remains a need for a simple, transparent, and reproducible algebra that provides conservative bounds suitable for audit and decision-making, especially in safety-critical or regulated environments.</text:p>
      <text:p text:style-name="P6">Recent advances in uncertainty propagation have introduced sophisticated multimodel and multifidelity approaches. Bomarito et al. (2021) demonstrated fast, unbiased uncertainty propagation with multi-model Monte Carlo methods, achieving computational efficiency while maintaining accuracy. Similarly, Song et al. (2019) generalized non-intrusive imprecise stochastic simulation for mixed uncertain variables, providing a framework that bridges aleatory and epistemic uncertainties—a capability that complements the deterministic bounds provided by N/U algebra.</text:p>
      <text:p text:style-name="P6">This work develops a minimal algebra, termed Nominal/Uncertainty (N/U) Algebra, in which all quantities are encoded as pairs (n,u), where n∈ℝ is the nominal value and u≥0 is an explicit uncertainty bound (Moore, 1966, p. 9). The algebra is designed to ensure that all propagated uncertainties remain nonnegative, all operations are closed, and the framework is suitable for transparent and auditable calculation chains. The fundamental principle of "never go negative" aligns with JCGM (2008) guidelines requiring non-negative uncertainties, while the "catch what you can" philosophy parallels Sandia's probability box methodology for conservative bounds (Ferson et al., 2003, p. 29).</text:p>
      <text:h text:style-name="P7" text:outline-level="3">1.1 Motivation for Revision</text:h>
      <text:p text:style-name="P6">Recent review and formal analysis of the original N/U algebra revealed several inconsistencies and limitations in its treatment of uncertainty propagation. In particular, prior formulations of the algebra's multiplication operator and certain special operators led to the following critical issues:</text:p>
      <text:list text:style-name="L1">
        <text:list-item>
          <text:p text:style-name="P8">Loss of Closure and Nonnegativity: The earlier multiplication rule propagated uncertainty as n₁u₂+n₂u₁, without enforcing absolute values. This allowed the uncertainty component to become negative whenever either nominal input was negative (Moore, 1966, p. 9; JCGM, 2008, p. 37). As a result, the codomain was no longer preserved as ℝ×ℝ≥0, violating both mathematical closure and physical interpretability.</text:p>
        </text:list-item>
        <text:list-item>
          <text:p text:style-name="P8">Associativity Contradiction: Without absolute values, the uncertainty term for the product of three N/U pairs depended on the order of operations, breaking associativity (Moore, 1966, p. 31). This contradicted the desired algebraic properties required for consistent propagation through composite operations.</text:p>
        </text:list-item>
        <text:list-item>
          <text:p text:style-name="P8">Flip Operator Domain Error: The previous definition of the Flip operator, B(n,u)=(u,n), permitted the uncertainty component to become negative if the nominal was negative, <text:soft-page-break/>violating closure (Moore, 1966, p. 34). Additionally, the stated conservation property of the uncertainty invariant was only valid for n≥0.</text:p>
        </text:list-item>
        <text:list-item>
          <text:p text:style-name="P9">Numerical Consistency and Auditability: Numerical results and example tables based on the prior rules yielded inconsistencies—some propagated uncertainties were negative or mismatched analytic interval bounds (Moore, 1966, p. 87), while others disagreed with Monte Carlo or interval arithmetic references (Ferson et al., 2003, p. 93).</text:p>
        </text:list-item>
      </text:list>
      <text:p text:style-name="P6">To address these issues and restore both mathematical rigor and practical auditability, the N/U algebra was systematically revised as follows:</text:p>
      <text:list text:style-name="L2">
        <text:list-item>
          <text:p text:style-name="P10">Absolute values were added in the uncertainty terms of the multiplication and scalar multiplication operators (Moore, 1966, p. 12), ensuring that all uncertainties remain nonnegative regardless of the sign of the nominal components.</text:p>
        </text:list-item>
        <text:list-item>
          <text:p text:style-name="P10">Proofs of closure, associativity, and monotonicity were reconstructed under the corrected rules (Moore, 1966, pp. 75-76), restoring consistency across all composite operations.</text:p>
        </text:list-item>
        <text:list-item>
          <text:p text:style-name="P10">The Flip operator was redefined as B(n,u)=(u,|n|) (Moore, 1966, p. 33), guaranteeing that the codomain is always ℝ×ℝ≥0 and that the uncertainty invariant is preserved for all inputs.</text:p>
        </text:list-item>
        <text:list-item>
          <text:p text:style-name="P11">All worked examples and validation tables were recalculated to conform with the revised algebra, ensuring that numerical results match analytic interval bounds and reference methods (JCGM, 2008, p. 68; Ferson et al., 2003, p. 43).</text:p>
        </text:list-item>
      </text:list>
      <text:p text:style-name="P6">This correction process was guided by standard mathematical criteria for closure, associativity, and monotonicity (Moore, 1966, p. 32), as well as by the requirements for transparency and reproducibility in scientific uncertainty quantification (JCGM, 2008, p. 75).</text:p>
      <text:h text:style-name="P3" text:outline-level="2">2. Preliminaries and Notation</text:h>
      <text:p text:style-name="P5"><text:span text:style-name="Strong_20_Emphasis"><text:span text:style-name="T3">Definition 2.1.</text:span></text:span><text:span text:style-name="T3"> </text:span><text:span text:style-name="Emphasis"><text:span text:style-name="T3">The carrier set </text:span></text:span><text:span text:style-name="Emphasis"><text:span text:style-name="T5">A</text:span></text:span><text:span text:style-name="Emphasis"><text:span text:style-name="T3"> = ℝ × ℝ≥0 consists of ordered pairs (n,u) where n∈ℝ is the nominal component and u≥0 is the uncertainty component.</text:span></text:span></text:p>
      <text:p text:style-name="P5"><text:span text:style-name="Strong_20_Emphasis"><text:span text:style-name="T3">Definition 2.2.</text:span></text:span><text:span text:style-name="T3"> </text:span><text:span text:style-name="Emphasis"><text:span text:style-name="T3">The uncertainty invariant M: </text:span></text:span><text:span text:style-name="Emphasis"><text:span text:style-name="T5">A</text:span></text:span><text:span text:style-name="Emphasis"><text:span text:style-name="T3"> → ℝ≥0 is defined by M(n,u) = |n| + u.</text:span></text:span></text:p>
      <text:p text:style-name="P5"><text:span text:style-name="Strong_20_Emphasis"><text:span text:style-name="T3">Definition 2.3.</text:span></text:span><text:span text:style-name="T3"> </text:span><text:span text:style-name="Emphasis"><text:span text:style-name="T3">For (n,u), (n′,u′) ∈ </text:span></text:span><text:span text:style-name="Emphasis"><text:span text:style-name="T5">A</text:span></text:span><text:span text:style-name="Emphasis"><text:span text:style-name="T3">, the partial order ⪯ is defined by (n,u) ⪯ (n′,u′) if and only if n = n′ and u ≤ u′.</text:span></text:span></text:p>
      <text:h text:style-name="P3" text:outline-level="2">3. N/U Algebra: Operator Definitions</text:h>
      <text:p text:style-name="P6">Let x = (n₁,u₁), y = (n₂,u₂) in <text:span text:style-name="T6">A</text:span>. Define:</text:p>
      <text:p text:style-name="P5"><text:soft-page-break/><text:span text:style-name="Strong_20_Emphasis"><text:span text:style-name="T3">Definition 3.1 (Primary Operations).</text:span></text:span></text:p>
      <text:list text:style-name="L3">
        <text:list-item>
          <text:p text:style-name="P12"><text:span text:style-name="Emphasis"><text:span text:style-name="T3">Addition (⊕): x ⊕ y = (n₁+n₂, u₁+u₂)</text:span></text:span><text:span text:style-name="T3"> (cf. Moore, 1966, p. 11)</text:span></text:p>
        </text:list-item>
        <text:list-item>
          <text:p text:style-name="P12"><text:span text:style-name="Emphasis"><text:span text:style-name="T3">Multiplication (⊗): x ⊗ y = (n₁n₂, |n₁|u₂ + |n₂|u₁)</text:span></text:span><text:span text:style-name="T3"> (Moore, 1966, p. 12)</text:span></text:p>
        </text:list-item>
        <text:list-item>
          <text:p text:style-name="P13"><text:span text:style-name="Emphasis"><text:span text:style-name="T3">Scalar multiplication (⊙, a∈ℝ): a ⊙ (n,u) = (an, |a|u)</text:span></text:span><text:span text:style-name="T3"> (Moore, 1966, p. 33)</text:span></text:p>
        </text:list-item>
      </text:list>
      <text:p text:style-name="P5"><text:span text:style-name="Strong_20_Emphasis"><text:span text:style-name="T3">Definition 3.2 (Special Operators).</text:span></text:span></text:p>
      <text:list text:style-name="L4">
        <text:list-item>
          <text:p text:style-name="P14"><text:span text:style-name="Emphasis"><text:span text:style-name="T3">Catch Operator (Cα): Cα(n,u) = (0, |n|+u)</text:span></text:span><text:span text:style-name="T3"> (cf. JCGM, 2008, p. 68)</text:span></text:p>
        </text:list-item>
        <text:list-item>
          <text:p text:style-name="P15"><text:span text:style-name="Emphasis"><text:span text:style-name="T3">Flip Operator (B) [closure-preserving]: B(n,u) = (u, |n|)</text:span></text:span><text:span text:style-name="T3"> (Moore, 1966, p. 34)</text:span></text:p>
        </text:list-item>
      </text:list>
      <text:p text:style-name="P6">Note: The Flip operator is no longer an involution under this definition (B² ≠ id in general), but it preserves closure and the invariant M(n,u).</text:p>
      <text:h text:style-name="P3" text:outline-level="2">4. Properties and Proofs</text:h>
      <text:h text:style-name="P7" text:outline-level="3">4.1 Closure Properties</text:h>
      <text:p text:style-name="P5"><text:span text:style-name="Strong_20_Emphasis"><text:span text:style-name="T3">Theorem 4.1 (Closure under Addition).</text:span></text:span><text:span text:style-name="T3"> </text:span><text:span text:style-name="Emphasis"><text:span text:style-name="T3">The operation ⊕ is closed on </text:span></text:span><text:span text:style-name="Emphasis"><text:span text:style-name="T5">A</text:span></text:span><text:span text:style-name="Emphasis"><text:span text:style-name="T3">.</text:span></text:span></text:p>
      <text:p text:style-name="P5"><text:span text:style-name="Strong_20_Emphasis"><text:span text:style-name="T7">Proof.</text:span></text:span><text:span text:style-name="T8"> </text:span><text:span text:style-name="T3">Let (n₁,u₁), (n₂,u₂) ∈ </text:span><text:span text:style-name="T5">A</text:span><text:span text:style-name="T3">. Then u₁,u₂ ≥ 0. The sum (n₁,u₁) ⊕ (n₂,u₂) = (n₁+n₂, u₁+u₂) has n₁+n₂ ∈ ℝ and u₁+u₂ ≥ 0, hence (n₁+n₂, u₁+u₂) ∈ </text:span><text:span text:style-name="T5">A</text:span><text:span text:style-name="T3">. □</text:span></text:p>
      <text:p text:style-name="P5"><text:span text:style-name="Strong_20_Emphasis"><text:span text:style-name="T3">Theorem 4.2 (Closure under Multiplication).</text:span></text:span><text:span text:style-name="T3"> </text:span><text:span text:style-name="Emphasis"><text:span text:style-name="T3">The operation ⊗ is closed on </text:span></text:span><text:span text:style-name="Emphasis"><text:span text:style-name="T5">A</text:span></text:span><text:span text:style-name="Emphasis"><text:span text:style-name="T3">.</text:span></text:span></text:p>
      <text:p text:style-name="P5"><text:span text:style-name="Strong_20_Emphasis"><text:span text:style-name="T7">Proof.</text:span></text:span><text:span text:style-name="T3"> Let (n₁,u₁), (n₂,u₂) ∈ </text:span><text:span text:style-name="T5">A</text:span><text:span text:style-name="T3">. Then u₁,u₂ ≥ 0. The product (n₁,u₁) ⊗ (n₂,u₂) = (n₁n₂, |n₁|u₂+|n₂|u₁) has n₁n₂ ∈ ℝ and |n₁|u₂+|n₂|u₁ ≥ 0 since |n₁|,|n₂|,u₁,u₂ ≥ 0. Therefore (n₁n₂, |n₁|u₂+|n₂|u₁) ∈ </text:span><text:span text:style-name="T5">A</text:span><text:span text:style-name="T3">. □</text:span></text:p>
      <text:p text:style-name="P5"><text:span text:style-name="Strong_20_Emphasis"><text:span text:style-name="T3">Theorem 4.3 (Closure under Scalar Multiplication).</text:span></text:span><text:span text:style-name="T3"> </text:span><text:span text:style-name="Emphasis"><text:span text:style-name="T3">For any a ∈ ℝ, the operation a⊙ is closed on </text:span></text:span><text:span text:style-name="Emphasis"><text:span text:style-name="T5">A</text:span></text:span><text:span text:style-name="Emphasis"><text:span text:style-name="T3">.</text:span></text:span></text:p>
      <text:p text:style-name="P5"><text:span text:style-name="Strong_20_Emphasis"><text:span text:style-name="T7">Proof.</text:span></text:span><text:span text:style-name="T3"> Let (n,u) ∈ </text:span><text:span text:style-name="T5">A</text:span><text:span text:style-name="T3"> and a ∈ ℝ. Then u ≥ 0. The scalar product a⊙(n,u) = (an,|a|u) has an ∈ ℝ and |a|u ≥ 0. Therefore (an,|a|u) ∈ </text:span><text:span text:style-name="T5">A</text:span><text:span text:style-name="T3">. □</text:span></text:p>
      <text:h text:style-name="P7" text:outline-level="3">4.2 Algebraic Structure</text:h>
      <text:p text:style-name="P5"><text:span text:style-name="Strong_20_Emphasis"><text:span text:style-name="T3">Theorem 4.4 (Identity Elements).</text:span></text:span><text:span text:style-name="T3"> </text:span><text:span text:style-name="Emphasis"><text:span text:style-name="T3">The additive identity is (0,0) and the multiplicative identity is (1,0).</text:span></text:span></text:p>
      <text:p text:style-name="P5"><text:span text:style-name="Strong_20_Emphasis"><text:span text:style-name="T7">Proof.</text:span></text:span><text:span text:style-name="T3"> For any (n,u) ∈ </text:span><text:span text:style-name="T5">A</text:span><text:span text:style-name="T3">:</text:span></text:p>
      <text:list text:style-name="L5">
        <text:list-item>
          <text:p text:style-name="P16">Addition: (n,u) ⊕ (0,0) = (n+0, u+0) = (n,u).</text:p>
        </text:list-item>
        <text:list-item>
          <text:p text:style-name="P17">Multiplication: (n,u) ⊗ (1,0) = (n×1, |n|×0+|1|×u) = (n,u). □</text:p>
        </text:list-item>
      </text:list>
      <text:p text:style-name="P5"><text:soft-page-break/><text:span text:style-name="Strong_20_Emphasis"><text:span text:style-name="T3">Theorem 4.5 (Commutativity).</text:span></text:span><text:span text:style-name="T3"> </text:span><text:span text:style-name="Emphasis"><text:span text:style-name="T3">The operations ⊕ and ⊗ are commutative.</text:span></text:span></text:p>
      <text:p text:style-name="P5"><text:span text:style-name="Strong_20_Emphasis"><text:span text:style-name="T7">Proof.</text:span></text:span><text:span text:style-name="T8"> </text:span><text:span text:style-name="T3">For (n₁,u₁), (n₂,u₂) ∈ </text:span><text:span text:style-name="T5">A</text:span><text:span text:style-name="T3">:</text:span></text:p>
      <text:list text:style-name="L6">
        <text:list-item>
          <text:p text:style-name="P18">Addition: (n₁,u₁) ⊕ (n₂,u₂) = (n₁+n₂, u₁+u₂) = (n₂+n₁, u₂+u₁) = (n₂,u₂) ⊕ (n₁,u₁).</text:p>
        </text:list-item>
        <text:list-item>
          <text:p text:style-name="P19">Multiplication: (n₁,u₁) ⊗ (n₂,u₂) = (n₁n₂, |n₁|u₂+|n₂|u₁) = (n₂n₁, |n₂|u₁+|n₁|u₂) = (n₂,u₂) ⊗ (n₁,u₁). □</text:p>
        </text:list-item>
      </text:list>
      <text:p text:style-name="P5"><text:span text:style-name="Strong_20_Emphasis"><text:span text:style-name="T3">Lemma 4.6 (Triple Product Formula).</text:span></text:span><text:span text:style-name="T3"> </text:span><text:span text:style-name="Emphasis"><text:span text:style-name="T3">For x=(a,A), y=(b,B), z=(c,C) ∈ </text:span></text:span><text:span text:style-name="Emphasis"><text:span text:style-name="T5">A</text:span></text:span><text:span text:style-name="Emphasis"><text:span text:style-name="T3">, the product (x⊗y)⊗z has nominal abc and uncertainty |ab|C+|ac|B+|bc|A.</text:span></text:span></text:p>
      <text:p text:style-name="P5"><text:span text:style-name="Strong_20_Emphasis"><text:span text:style-name="T9">Proof.</text:span></text:span><text:span text:style-name="T3"> Computing directly: (x⊗y)⊗z = (ab,|a|B+|b|A)⊗(c,C) = (abc, |ab|C+|c|(|a|B+|b|A)) = (abc, |ab|C+|ac|B+|bc|A). □</text:span></text:p>
      <text:p text:style-name="P5"><text:span text:style-name="Strong_20_Emphasis"><text:span text:style-name="T3">Theorem 4.7 (Associativity).</text:span></text:span><text:span text:style-name="T3"> </text:span><text:span text:style-name="Emphasis"><text:span text:style-name="T3">Addition is associative. Multiplication is associative under the revised rule.</text:span></text:span></text:p>
      <text:p text:style-name="P5"><text:span text:style-name="Strong_20_Emphasis"><text:span text:style-name="T7">Proof.</text:span></text:span></text:p>
      <text:list text:style-name="L7">
        <text:list-item>
          <text:p text:style-name="P20">Addition: For x=(a,A), y=(b,B), z=(c,C), we have (x⊕y)⊕z = ((a+b)+c, (A+B)+C) = (a+(b+c), A+(B+C)) = x⊕(y⊕z) by associativity of real addition.</text:p>
        </text:list-item>
        <text:list-item>
          <text:p text:style-name="P21">Multiplication: By Lemma 4.6, (x⊗y)⊗z = (abc, |ab|C+|ac|B+|bc|A). By symmetry, computing x⊗(y⊗z) yields the same nominal and uncertainty. □</text:p>
        </text:list-item>
      </text:list>
      <text:p text:style-name="P5"><text:span text:style-name="Strong_20_Emphasis"><text:span text:style-name="T3">Theorem 4.8 (Sub-distributivity).</text:span></text:span><text:span text:style-name="T3"> </text:span><text:span text:style-name="Emphasis"><text:span text:style-name="T3">For all x,y,z ∈ </text:span></text:span><text:span text:style-name="Emphasis"><text:span text:style-name="T5">A</text:span></text:span><text:span text:style-name="Emphasis"><text:span text:style-name="T3">, x⊗(y⊕z) ⪯ (x⊗y)⊕(x⊗z) with equality in the nominal part.</text:span></text:span></text:p>
      <text:p text:style-name="P5"><text:span text:style-name="Strong_20_Emphasis"><text:span text:style-name="T7">Proof.</text:span></text:span><text:span text:style-name="T8"> </text:span><text:span text:style-name="T3">Let x=(a,A), y=(b,B), z=(c,C).</text:span></text:p>
      <text:list text:style-name="L8">
        <text:list-item>
          <text:p text:style-name="P22">LHS: x⊗(y⊕z) = (a,A)⊗(b+c,B+C) = (a(b+c), |a|(B+C))</text:p>
        </text:list-item>
        <text:list-item>
          <text:p text:style-name="P22">RHS: (x⊗y)⊕(x⊗z) = (ab,|a|B)⊕(ac,|a|C) = (a(b+c), |a|B+|a|C)</text:p>
        </text:list-item>
        <text:list-item>
          <text:p text:style-name="P22">Nominal parts: a(b+c) = ab+ac (equality)</text:p>
        </text:list-item>
        <text:list-item>
          <text:p text:style-name="P23">Uncertainty: |a|(B+C) = |a|B+|a|C (equality) □</text:p>
        </text:list-item>
      </text:list>
      <text:h text:style-name="P7" text:outline-level="3">4.3 Monotonicity Properties</text:h>
      <text:p text:style-name="P5"><text:span text:style-name="Strong_20_Emphasis"><text:span text:style-name="T3">Theorem 4.9 (Monotonicity in Uncertainty).</text:span></text:span><text:span text:style-name="T3"> </text:span><text:span text:style-name="Emphasis"><text:span text:style-name="T3">If (n,u₁), (n,u₂) ∈ </text:span></text:span><text:span text:style-name="Emphasis"><text:span text:style-name="T5">A</text:span></text:span><text:span text:style-name="Emphasis"><text:span text:style-name="T3"> with u₁ ≤ u₂, then for any (m,v) ∈ </text:span></text:span><text:span text:style-name="Emphasis"><text:span text:style-name="T5">A</text:span></text:span><text:span text:style-name="Emphasis"><text:span text:style-name="T3">:</text:span></text:span></text:p>
      <text:list text:style-name="L9">
        <text:list-item>
          <text:p text:style-name="P24"><text:span text:style-name="Emphasis"><text:span text:style-name="T3">(n,u₁)⊕(m,v) ⪯ (n,u₂)⊕(m,v)</text:span></text:span></text:p>
        </text:list-item>
        <text:list-item>
          <text:p text:style-name="P25"><text:span text:style-name="Emphasis"><text:span text:style-name="T3">(n,u₁)⊗(m,v) ⪯ (n,u₂)⊗(m,v)</text:span></text:span></text:p>
        </text:list-item>
      </text:list>
      <text:p text:style-name="P5"><text:soft-page-break/><text:span text:style-name="Strong_20_Emphasis"><text:span text:style-name="T7">Proof.</text:span></text:span><text:span text:style-name="T8"> </text:span><text:span text:style-name="T3">Given u₁ ≤ u₂:</text:span></text:p>
      <text:list text:style-name="L10">
        <text:list-item>
          <text:p text:style-name="P26">Addition: (n,u₁)⊕(m,v) = (n+m,u₁+v) ⪯ (n+m,u₂+v) = (n,u₂)⊕(m,v) since u₁+v ≤ u₂+v.</text:p>
        </text:list-item>
        <text:list-item>
          <text:p text:style-name="P27">Multiplication: (n,u₁)⊗(m,v) = (nm,|n|v+|m|u₁) ⪯ (nm,|n|v+|m|u₂) = (n,u₂)⊗(m,v) since |m|u₁ ≤ |m|u₂. □</text:p>
        </text:list-item>
      </text:list>
      <text:h text:style-name="P7" text:outline-level="3">4.4 Invariant Conservation</text:h>
      <text:p text:style-name="P5"><text:span text:style-name="Strong_20_Emphasis"><text:span text:style-name="T3">Theorem 4.10 (Invariant Conservation).</text:span></text:span><text:span text:style-name="T3"> </text:span><text:span text:style-name="Emphasis"><text:span text:style-name="T3">The invariant M(n,u) = |n|+u (defined in Section 2) is preserved by both the Catch and Flip operators.</text:span></text:span></text:p>
      <text:p text:style-name="P5"><text:span text:style-name="Strong_20_Emphasis"><text:span text:style-name="T7">Proof.</text:span></text:span><text:span text:style-name="T8"> </text:span><text:span text:style-name="T3">For the Catch operator: Given (n,u) ∈ </text:span><text:span text:style-name="T5">A</text:span><text:span text:style-name="T3">, we have Cα(n,u) = (0,|n|+u). Computing the invariant: M(Cα(n,u)) = M(0,|n|+u) = |0| + (|n|+u) = 0 + |n| + u = |n| + u = M(n,u).</text:span></text:p>
      <text:p text:style-name="P6">For the Flip operator: Given (n,u) ∈ <text:span text:style-name="T6">A</text:span>, we have B(n,u) = (u,|n|). Computing the invariant: M(B(n,u)) = M(u,|n|) = |u| + |n| = u + |n| = |n| + u = M(n,u).</text:p>
      <text:p text:style-name="P6">Therefore, both operators preserve the uncertainty invariant M. □</text:p>
      <text:p text:style-name="P5"><text:span text:style-name="Strong_20_Emphasis"><text:span text:style-name="T3">Remark 4.1.</text:span></text:span><text:span text:style-name="T3"> </text:span><text:span text:style-name="Emphasis"><text:span text:style-name="T3">The conservation of M(n,u) = |n|+u under both Catch and Flip operators ensures that the total "magnitude plus uncertainty" remains constant, providing a useful invariant for tracking uncertainty through transformations.</text:span></text:span></text:p>
      <text:h text:style-name="P7" text:outline-level="3">4.5 Cumulative Operations</text:h>
      <text:p text:style-name="P5"><text:span text:style-name="Strong_20_Emphasis"><text:span text:style-name="T3">Lemma 4.11 (Cumulative Sum Formula).</text:span></text:span><text:span text:style-name="T3"> </text:span><text:span text:style-name="Emphasis"><text:span text:style-name="T3">For N/U pairs x₁,...,xₙ with xᵢ=(nᵢ,uᵢ), the cumulative sum ⊕ᵢ₌₁ⁿ xᵢ = (∑ᵢ₌₁ⁿ nᵢ, ∑ᵢ₌₁ⁿ uᵢ).</text:span></text:span></text:p>
      <text:p text:style-name="P5"><text:span text:style-name="Strong_20_Emphasis"><text:span text:style-name="T5">Proof.</text:span></text:span><text:span text:style-name="T3"> By induction on n. Base case n=1 is trivial. For n→n+1: ⊕ᵢ₌₁ⁿ⁺¹ xᵢ = (⊕ᵢ₌₁ⁿ xᵢ) ⊕ xₙ₊₁ = (∑ᵢ₌₁ⁿ nᵢ, ∑ᵢ₌₁ⁿ uᵢ) ⊕ (nₙ₊₁,uₙ₊₁) = (∑ᵢ₌₁ⁿ⁺¹ nᵢ, ∑ᵢ₌₁ⁿ⁺¹ uᵢ). □</text:span></text:p>
      <text:p text:style-name="P5"><text:span text:style-name="Strong_20_Emphasis"><text:span text:style-name="T3">Lemma 4.12 (Product Uncertainty Bound).</text:span></text:span><text:span text:style-name="T3"> </text:span><text:span text:style-name="Emphasis"><text:span text:style-name="T3">For N/U pairs x=(n,u) and y=(m,v), the product x⊗y has uncertainty |n|v + |m|u, which can be written as |n||v/1| + |m||u/1| when viewing each term's contribution.</text:span></text:span></text:p>
      <text:p text:style-name="P5"><text:span text:style-name="Strong_20_Emphasis"><text:span text:style-name="T7">Proof.</text:span></text:span><text:span text:style-name="T3"> By definition of the multiplication operator: x⊗y = (n,u)⊗(m,v) = (nm, |n|v + |m|u). The uncertainty term |n|v represents the propagation of y's uncertainty through multiplication by n's nominal value, while |m|u represents the propagation of x's uncertainty through multiplication by m's nominal value. □</text:span></text:p>
      <text:p text:style-name="P5"><text:span text:style-name="Strong_20_Emphasis"><text:span text:style-name="T3">Theorem 4.13 (Cumulative Product).</text:span></text:span><text:span text:style-name="T3"> </text:span><text:span text:style-name="Emphasis"><text:span text:style-name="T3">For N/U pairs x₁,...,xₘ with xᵢ=(nᵢ,uᵢ), the cumulative product P = ⊗ᵢ₌₁ᵐ xᵢ has:</text:span></text:span></text:p>
      <text:list text:style-name="L11">
        <text:list-item>
          <text:p text:style-name="P28"><text:soft-page-break/><text:span text:style-name="Emphasis"><text:span text:style-name="T3">Nominal component: ∏ᵢ₌₁ᵐ nᵢ</text:span></text:span></text:p>
        </text:list-item>
        <text:list-item>
          <text:p text:style-name="P29"><text:span text:style-name="Emphasis"><text:span text:style-name="T3">Uncertainty component: ∑ᵢ₌₁ᵐ |∏ⱼ≠ᵢ nⱼ|uᵢ</text:span></text:span></text:p>
        </text:list-item>
      </text:list>
      <text:p text:style-name="P5"><text:span text:style-name="Strong_20_Emphasis"><text:span text:style-name="T7">Proof.</text:span></text:span><text:span text:style-name="T8"> </text:span><text:span text:style-name="T3">We proceed by induction on m.</text:span></text:p>
      <text:p text:style-name="P5"><text:span text:style-name="Strong_20_Emphasis"><text:span text:style-name="T3">Base case (m=2):</text:span></text:span><text:span text:style-name="T3"> By Lemma 4.12, x₁⊗x₂ = (n₁n₂, |n₁|u₂ + |n₂|u₁). This can be rewritten as:</text:span></text:p>
      <text:list text:style-name="L12">
        <text:list-item>
          <text:p text:style-name="P30">Nominal: n₁n₂ = ∏ᵢ₌₁² nᵢ ✓</text:p>
        </text:list-item>
        <text:list-item>
          <text:p text:style-name="P31">Uncertainty: |n₁|u₂ + |n₂|u₁ = |n₂|u₁ + |n₁|u₂ = ∑ᵢ₌₁² |∏ⱼ≠ᵢ nⱼ|uᵢ ✓</text:p>
        </text:list-item>
      </text:list>
      <text:p text:style-name="P5"><text:span text:style-name="Strong_20_Emphasis"><text:span text:style-name="T3">Inductive hypothesis:</text:span></text:span><text:span text:style-name="T3"> Assume the formula holds for m terms. Let Pₘ = ⊗ᵢ₌₁ᵐ xᵢ with nominal Nₘ = ∏ᵢ₌₁ᵐ nᵢ and uncertainty Uₘ = ∑ᵢ₌₁ᵐ |∏ⱼ≠ᵢ nⱼ|uᵢ.</text:span></text:p>
      <text:p text:style-name="P5"><text:span text:style-name="Strong_20_Emphasis"><text:span text:style-name="T3">Inductive step (m→m+1):</text:span></text:span><text:span text:style-name="T3"> Consider Pₘ₊₁ = Pₘ ⊗ xₘ₊₁. Using the multiplication rule: Pₘ₊₁ = (Nₘ, Uₘ) ⊗ (nₘ₊₁, uₘ₊₁) = (Nₘnₘ₊₁, |Nₘ|uₘ₊₁ + |nₘ₊₁|Uₘ).</text:span></text:p>
      <text:p text:style-name="P6">For the nominal component: Nₘnₘ₊₁ = (∏ᵢ₌₁ᵐ nᵢ)nₘ₊₁ = ∏ᵢ₌₁ᵐ⁺¹ nᵢ ✓</text:p>
      <text:p text:style-name="P6">For the uncertainty component: |Nₘ|uₘ₊₁ + |nₘ₊₁|Uₘ = |∏ᵢ₌₁ᵐ nᵢ|uₘ₊₁ + |nₘ₊₁|∑ᵢ₌₁ᵐ |∏ⱼ≠ᵢ nⱼ|uᵢ = |∏ⱼ≠(ₘ₊₁) nⱼ|uₘ₊₁ + ∑ᵢ₌₁ᵐ |nₘ₊₁||∏ⱼ≠ᵢ nⱼ|uᵢ = |∏ⱼ≠(ₘ₊₁) nⱼ|uₘ₊₁ + ∑ᵢ₌₁ᵐ |∏ⱼ≠ᵢ,ⱼ≤ₘ₊₁ nⱼ|uᵢ = ∑ᵢ₌₁ᵐ⁺¹ |∏ⱼ≠ᵢ nⱼ|uᵢ ✓</text:p>
      <text:p text:style-name="P6">Therefore, by mathematical induction, the formula holds for all m ≥ 2. □</text:p>
      <text:p text:style-name="P5"><text:span text:style-name="Strong_20_Emphasis"><text:span text:style-name="T3">Corollary 4.1.</text:span></text:span><text:span text:style-name="T3"> </text:span><text:span text:style-name="Emphasis"><text:span text:style-name="T3">The cumulative product uncertainty grows linearly with the number of terms when all nominal values and uncertainties are of similar magnitude.</text:span></text:span></text:p>
      <text:h text:style-name="P7" text:outline-level="3">4.6 Computational Complexity</text:h>
      <text:p text:style-name="P5"><text:span text:style-name="Strong_20_Emphasis"><text:span text:style-name="T3">Proposition 4.13 (Operation Complexity).</text:span></text:span><text:span text:style-name="T3"> </text:span><text:span text:style-name="Emphasis"><text:span text:style-name="T3">Each N/U operation (⊕, ⊗, ⊙) requires O(1) time.</text:span></text:span></text:p>
      <text:p text:style-name="P5"><text:span text:style-name="Strong_20_Emphasis"><text:span text:style-name="T7">Proof.</text:span></text:span><text:span text:style-name="T8"> </text:span><text:span text:style-name="T3">Each operation involves a fixed number of arithmetic operations:</text:span></text:p>
      <text:list text:style-name="L13">
        <text:list-item>
          <text:p text:style-name="P32">Addition: 2 additions</text:p>
        </text:list-item>
        <text:list-item>
          <text:p text:style-name="P32">Multiplication: 1 multiplication, 2 absolute values, 2 multiplications, 1 addition</text:p>
        </text:list-item>
        <text:list-item>
          <text:p text:style-name="P33">Scalar: 1 multiplication, 1 absolute value, 1 multiplication All are O(1). □</text:p>
        </text:list-item>
      </text:list>
      <text:p text:style-name="P5"><text:span text:style-name="Strong_20_Emphasis"><text:span text:style-name="T3">Theorem 4.14 (Cumulative Complexity).</text:span></text:span><text:span text:style-name="T3"> </text:span><text:span text:style-name="Emphasis"><text:span text:style-name="T3">Computing the cumulative sum or product of m N/U pairs requires O(m) time, compared to:</text:span></text:span></text:p>
      <text:list text:style-name="L14">
        <text:list-item>
          <text:p text:style-name="P34"><text:span text:style-name="Emphasis"><text:span text:style-name="T3">Monte Carlo: O(nm) for n samples</text:span></text:span></text:p>
        </text:list-item>
        <text:list-item>
          <text:p text:style-name="P35"><text:span text:style-name="Emphasis"><text:span text:style-name="T3">Polynomial Chaos Expansion: O(pᵈm) for degree d, p terms</text:span></text:span></text:p>
        </text:list-item>
      </text:list>
      <text:p text:style-name="P5"><text:soft-page-break/><text:span text:style-name="Strong_20_Emphasis"><text:span text:style-name="T7">Proof.</text:span></text:span><text:span text:style-name="T8"> </text:span><text:span text:style-name="T3">The cumulative operation requires m-1 binary operations, each O(1), yielding O(m) total. Monte Carlo requires n samples per operation for m terms. PCE requires evaluating polynomials of degree d with p terms for each of m operations. □</text:span></text:p>
      <text:h text:style-name="P3" text:outline-level="2">5. Computational Complexity</text:h>
      <text:p text:style-name="P6">Based on Theorems 4.13-4.14:</text:p>
      <text:list text:style-name="L15">
        <text:list-item>
          <text:p text:style-name="P36">Each algebraic operation is O(1) per pair.</text:p>
        </text:list-item>
        <text:list-item>
          <text:p text:style-name="P36">Cumulative product of m terms is O(m).</text:p>
        </text:list-item>
        <text:list-item>
          <text:p text:style-name="P37">Contrasts: Monte Carlo (O(n)) (Ferson et al., 2003, p. 93; Bomarito et al., 2021), Polynomial Chaos (O(pᵈ)), interval arithmetic (O(2ᵈ) in general; Callens et al., 2021).</text:p>
        </text:list-item>
      </text:list>
      <text:p text:style-name="P6">The computational efficiency of N/U algebra becomes particularly relevant when compared to modern multilevel approaches. Callens et al. (2021) demonstrated interval analysis using multilevel quasi-Monte Carlo, achieving improved convergence rates while maintaining interval bounds. However, for applications requiring immediate bounds without sampling, N/U algebra's O(1) complexity per operation remains advantageous.</text:p>
      <text:h text:style-name="P3" text:outline-level="2">6. Comparative Analysis</text:h>
      <text:h text:style-name="P7" text:outline-level="3">6.1 Traditional Methods Comparison</text:h>
      <text:p text:style-name="P5"><text:span text:style-name="Strong_20_Emphasis"><text:span text:style-name="T3">Table 1. Comparison of uncertainty propagation method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1.A1" office:value-type="string">
              <text:p text:style-name="P38"><text:span text:style-name="Strong_20_Emphasis"><text:span text:style-name="T3">Method</text:span></text:span></text:p>
            </table:table-cell>
            <table:table-cell table:style-name="Table1.B1" office:value-type="string">
              <text:p text:style-name="P38"><text:span text:style-name="Strong_20_Emphasis"><text:span text:style-name="T3">Assumptions</text:span></text:span></text:p>
            </table:table-cell>
            <table:table-cell table:style-name="Table1.B1" office:value-type="string">
              <text:p text:style-name="P38"><text:span text:style-name="Strong_20_Emphasis"><text:span text:style-name="T3">Complexity</text:span></text:span></text:p>
            </table:table-cell>
            <table:table-cell table:style-name="Table1.B1" office:value-type="string">
              <text:p text:style-name="P38"><text:span text:style-name="Strong_20_Emphasis"><text:span text:style-name="T3">Conservatism</text:span></text:span></text:p>
            </table:table-cell>
            <table:table-cell table:style-name="Table1.B1" office:value-type="string">
              <text:p text:style-name="P38"><text:span text:style-name="Strong_20_Emphasis"><text:span text:style-name="T3">Stability</text:span></text:span></text:p>
            </table:table-cell>
            <table:table-cell table:style-name="Table1.B1" office:value-type="string">
              <text:p text:style-name="P38"><text:span text:style-name="Strong_20_Emphasis"><text:span text:style-name="T3">Closure</text:span></text:span></text:p>
            </table:table-cell>
            <table:table-cell table:style-name="Table1.B1" office:value-type="string">
              <text:p text:style-name="P38"><text:span text:style-name="Strong_20_Emphasis"><text:span text:style-name="T3">Monotone</text:span></text:span></text:p>
            </table:table-cell>
            <table:table-cell table:style-name="Table1.B1" office:value-type="string">
              <text:p text:style-name="P38"><text:span text:style-name="Strong_20_Emphasis"><text:span text:style-name="T3">References</text:span></text:span></text:p>
            </table:table-cell>
          </table:table-row>
        </table:table-header-rows>
        <table:table-row>
          <table:table-cell table:style-name="Table1.B1" office:value-type="string">
            <text:p text:style-name="P39">N/U Algebra</text:p>
          </table:table-cell>
          <table:table-cell table:style-name="Table1.B1" office:value-type="string">
            <text:p text:style-name="P39">None</text:p>
          </table:table-cell>
          <table:table-cell table:style-name="Table1.B1" office:value-type="string">
            <text:p text:style-name="P39">O(1)</text:p>
          </table:table-cell>
          <table:table-cell table:style-name="Table1.B1" office:value-type="string">
            <text:p text:style-name="P39">Moderate</text:p>
          </table:table-cell>
          <table:table-cell table:style-name="Table1.B1" office:value-type="string">
            <text:p text:style-name="P39">Stable</text:p>
          </table:table-cell>
          <table:table-cell table:style-name="Table1.B1" office:value-type="string">
            <text:p text:style-name="P39">Yes</text:p>
          </table:table-cell>
          <table:table-cell table:style-name="Table1.B1" office:value-type="string">
            <text:p text:style-name="P39">Yes</text:p>
          </table:table-cell>
          <table:table-cell table:style-name="Table1.B1" office:value-type="string">
            <text:p text:style-name="P39">This work</text:p>
          </table:table-cell>
        </table:table-row>
        <table:table-row>
          <table:table-cell table:style-name="Table1.B1" office:value-type="string">
            <text:p text:style-name="P39">Gaussian</text:p>
          </table:table-cell>
          <table:table-cell table:style-name="Table1.B1" office:value-type="string">
            <text:p text:style-name="P39">Linearity</text:p>
          </table:table-cell>
          <table:table-cell table:style-name="Table1.B1" office:value-type="string">
            <text:p text:style-name="P39">O(1)</text:p>
          </table:table-cell>
          <table:table-cell table:style-name="Table1.B1" office:value-type="string">
            <text:p text:style-name="P39">Low</text:p>
          </table:table-cell>
          <table:table-cell table:style-name="Table1.B1" office:value-type="string">
            <text:p text:style-name="P39">Stable</text:p>
          </table:table-cell>
          <table:table-cell table:style-name="Table1.B1" office:value-type="string">
            <text:p text:style-name="P39">No</text:p>
          </table:table-cell>
          <table:table-cell table:style-name="Table1.B1" office:value-type="string">
            <text:p text:style-name="P39">Partial</text:p>
          </table:table-cell>
          <table:table-cell table:style-name="Table1.B1" office:value-type="string">
            <text:p text:style-name="P39">JCGM (2008)</text:p>
          </table:table-cell>
        </table:table-row>
        <table:table-row>
          <table:table-cell table:style-name="Table1.B1" office:value-type="string">
            <text:p text:style-name="P39">Monte Carlo</text:p>
          </table:table-cell>
          <table:table-cell table:style-name="Table1.B1" office:value-type="string">
            <text:p text:style-name="P39">Any</text:p>
          </table:table-cell>
          <table:table-cell table:style-name="Table1.B1" office:value-type="string">
            <text:p text:style-name="P39">O(n)</text:p>
          </table:table-cell>
          <table:table-cell table:style-name="Table1.B1" office:value-type="string">
            <text:p text:style-name="P39">Flexible</text:p>
          </table:table-cell>
          <table:table-cell table:style-name="Table1.B1" office:value-type="string">
            <text:p text:style-name="P39">High</text:p>
          </table:table-cell>
          <table:table-cell table:style-name="Table1.B1" office:value-type="string">
            <text:p text:style-name="P39">Yes</text:p>
          </table:table-cell>
          <table:table-cell table:style-name="Table1.B1" office:value-type="string">
            <text:p text:style-name="P39">Yes*</text:p>
          </table:table-cell>
          <table:table-cell table:style-name="Table1.B1" office:value-type="string">
            <text:p text:style-name="P39">Bomarito et al. (2021)</text:p>
          </table:table-cell>
        </table:table-row>
        <table:table-row>
          <table:table-cell table:style-name="Table1.B1" office:value-type="string">
            <text:p text:style-name="P39">Interval</text:p>
          </table:table-cell>
          <table:table-cell table:style-name="Table1.B1" office:value-type="string">
            <text:p text:style-name="P39">None</text:p>
          </table:table-cell>
          <table:table-cell table:style-name="Table1.B1" office:value-type="string">
            <text:p text:style-name="P39">O(1)</text:p>
          </table:table-cell>
          <table:table-cell table:style-name="Table1.B1" office:value-type="string">
            <text:p text:style-name="P39">High</text:p>
          </table:table-cell>
          <table:table-cell table:style-name="Table1.B1" office:value-type="string">
            <text:p text:style-name="P39">Stable</text:p>
          </table:table-cell>
          <table:table-cell table:style-name="Table1.B1" office:value-type="string">
            <text:p text:style-name="P39">Yes</text:p>
          </table:table-cell>
          <table:table-cell table:style-name="Table1.B1" office:value-type="string">
            <text:p text:style-name="P39">Yes</text:p>
          </table:table-cell>
          <table:table-cell table:style-name="Table1.B1" office:value-type="string">
            <text:p text:style-name="P39">Moore (1966); Callens et al. (2021)</text:p>
          </table:table-cell>
        </table:table-row>
        <table:table-row>
          <table:table-cell table:style-name="Table1.B1" office:value-type="string">
            <text:p text:style-name="P39">PCE</text:p>
          </table:table-cell>
          <table:table-cell table:style-name="Table1.B1" office:value-type="string">
            <text:p text:style-name="P39">Smoothness</text:p>
          </table:table-cell>
          <table:table-cell table:style-name="Table1.B1" office:value-type="string">
            <text:p text:style-name="P39">O(pᵈ)</text:p>
          </table:table-cell>
          <table:table-cell table:style-name="Table1.B1" office:value-type="string">
            <text:p text:style-name="P39">Flexible</text:p>
          </table:table-cell>
          <table:table-cell table:style-name="Table1.B1" office:value-type="string">
            <text:p text:style-name="P39">Good</text:p>
          </table:table-cell>
          <table:table-cell table:style-name="Table1.B1" office:value-type="string">
            <text:p text:style-name="P39">No</text:p>
          </table:table-cell>
          <table:table-cell table:style-name="Table1.B1" office:value-type="string">
            <text:p text:style-name="P39">Partial</text:p>
          </table:table-cell>
          <table:table-cell table:style-name="Table1.B1" office:value-type="string">
            <text:p text:style-name="P39">Xiu &amp; Karniadakis (2002)</text:p>
          </table:table-cell>
        </table:table-row>
        <table:table-row>
          <table:table-cell table:style-name="Table1.B1" office:value-type="string">
            <text:p text:style-name="P39">P-Boxes/DS</text:p>
          </table:table-cell>
          <table:table-cell table:style-name="Table1.B1" office:value-type="string">
            <text:p text:style-name="P39">None</text:p>
          </table:table-cell>
          <table:table-cell table:style-name="Table1.B1" office:value-type="string">
            <text:p text:style-name="P39">O(1)</text:p>
          </table:table-cell>
          <table:table-cell table:style-name="Table1.B1" office:value-type="string">
            <text:p text:style-name="P39">High</text:p>
          </table:table-cell>
          <table:table-cell table:style-name="Table1.B1" office:value-type="string">
            <text:p text:style-name="P39">Stable</text:p>
          </table:table-cell>
          <table:table-cell table:style-name="Table1.B1" office:value-type="string">
            <text:p text:style-name="P39">Yes</text:p>
          </table:table-cell>
          <table:table-cell table:style-name="Table1.B1" office:value-type="string">
            <text:p text:style-name="P39">Yes</text:p>
          </table:table-cell>
          <table:table-cell table:style-name="Table1.B1" office:value-type="string">
            <text:p text:style-name="P39">Ferson et al. (2003)</text:p>
          </table:table-cell>
        </table:table-row>
        <table:table-row>
          <table:table-cell table:style-name="Table1.B1" office:value-type="string">
            <text:p text:style-name="P39">Bayesian</text:p>
          </table:table-cell>
          <table:table-cell table:style-name="Table1.B1" office:value-type="string">
            <text:p text:style-name="P39">Prior knowledge</text:p>
          </table:table-cell>
          <table:table-cell table:style-name="Table1.B1" office:value-type="string">
            <text:p text:style-name="P39">O(n²)</text:p>
          </table:table-cell>
          <table:table-cell table:style-name="Table1.B1" office:value-type="string">
            <text:p text:style-name="P39">Flexible</text:p>
          </table:table-cell>
          <table:table-cell table:style-name="Table1.B1" office:value-type="string">
            <text:p text:style-name="P39">Variable</text:p>
          </table:table-cell>
          <table:table-cell table:style-name="Table1.B1" office:value-type="string">
            <text:p text:style-name="P39">Yes</text:p>
          </table:table-cell>
          <table:table-cell table:style-name="Table1.B1" office:value-type="string">
            <text:p text:style-name="P39">Partial</text:p>
          </table:table-cell>
          <table:table-cell table:style-name="Table1.B1" office:value-type="string">
            <text:p text:style-name="P39">Liu et al. (2019); Wei et al. (2021)</text:p>
          </table:table-cell>
        </table:table-row>
        <table:table-row>
          <table:table-cell table:style-name="Table1.B1" office:value-type="string">
            <text:p text:style-name="P39">Fuzzy</text:p>
          </table:table-cell>
          <table:table-cell table:style-name="Table1.B1" office:value-type="string">
            <text:p text:style-name="P39">Membership</text:p>
          </table:table-cell>
          <table:table-cell table:style-name="Table1.B1" office:value-type="string">
            <text:p text:style-name="P39">O(α·n)</text:p>
          </table:table-cell>
          <table:table-cell table:style-name="Table1.B1" office:value-type="string">
            <text:p text:style-name="P39">Moderate</text:p>
          </table:table-cell>
          <table:table-cell table:style-name="Table1.B1" office:value-type="string">
            <text:p text:style-name="P39">Stable</text:p>
          </table:table-cell>
          <table:table-cell table:style-name="Table1.B1" office:value-type="string">
            <text:p text:style-name="P39">Partial</text:p>
          </table:table-cell>
          <table:table-cell table:style-name="Table1.B1" office:value-type="string">
            <text:p text:style-name="P39">Yes</text:p>
          </table:table-cell>
          <table:table-cell table:style-name="Table1.B1" office:value-type="string">
            <text:p text:style-name="P39">Hanss (2005); Valdebenito et <text:soft-page-break/>al. (2021)</text:p>
          </table:table-cell>
        </table:table-row>
        <table:table-row>
          <table:table-cell table:style-name="Table1.B1" office:value-type="string">
            <text:p text:style-name="P39">Evidence Theory</text:p>
          </table:table-cell>
          <table:table-cell table:style-name="Table1.B1" office:value-type="string">
            <text:p text:style-name="P39">Belief functions</text:p>
          </table:table-cell>
          <table:table-cell table:style-name="Table1.B1" office:value-type="string">
            <text:p text:style-name="P39">O(2ⁿ)</text:p>
          </table:table-cell>
          <table:table-cell table:style-name="Table1.B1" office:value-type="string">
            <text:p text:style-name="P39">High</text:p>
          </table:table-cell>
          <table:table-cell table:style-name="Table1.B1" office:value-type="string">
            <text:p text:style-name="P39">Stable</text:p>
          </table:table-cell>
          <table:table-cell table:style-name="Table1.B1" office:value-type="string">
            <text:p text:style-name="P39">Yes</text:p>
          </table:table-cell>
          <table:table-cell table:style-name="Table1.B1" office:value-type="string">
            <text:p text:style-name="P39">Yes</text:p>
          </table:table-cell>
          <table:table-cell table:style-name="Table1.B1" office:value-type="string">
            <text:p text:style-name="Table_20_Contents">Shafer (1976); Song et al. (2019)</text:p>
          </table:table-cell>
        </table:table-row>
      </table:table>
      <text:p text:style-name="P6">(Sources: JCGM, 2008, pp. 37, 75; Moore, 1966, pp. 12, 31-32; Ferson et al., 2003, pp. 29, 43, 93; D'Agostini, 2000, p. 15; Hanss, 2005, p. 129; Bomarito et al., 2021; Callens et al., 2021)</text:p>
      <text:h text:style-name="P7" text:outline-level="3">6.2 Modern Hybrid and Machine Learning Methods</text:h>
      <text:p text:style-name="P6">Recent developments have introduced hybrid approaches that combine traditional uncertainty propagation with machine learning and surrogate modeling techniques. These methods offer new trade-offs between computational efficiency and accuracy:</text:p>
      <text:h text:style-name="P40" text:outline-level="4">6.2.1 Machine Learning-Based Optimization</text:h>
      <text:p text:style-name="P6">Cicirello and Giunta (2022) developed machine learning based optimization for interval uncertainty propagation, demonstrating that neural networks and Gaussian processes can learn conservative interval bounds while reducing computational cost for complex systems. Their approach achieves speedups of 10²-10³ compared to traditional interval methods while maintaining rigorous bounds.</text:p>
      <text:p text:style-name="P6">Sundar and Shields (2019) presented reliability analysis using adaptive kriging surrogates with multimodel inference, showing how machine learning can adaptively refine uncertainty bounds in regions of high sensitivity. This approach is particularly effective when combined with N/U algebra for initial conservative estimates that are then refined through targeted sampling.</text:p>
      <text:h text:style-name="P40" text:outline-level="4">6.2.2 Imprecise Global Sensitivity Analysis</text:h>
      <text:p text:style-name="P6">Zhang et al. (2021) introduced imprecise global sensitivity analysis using Bayesian multimodel inference and importance sampling. Their method provides a full probabilistic description of Sobol' indices under epistemic uncertainty, complementing the deterministic bounds provided by N/U algebra. When integrated, these approaches offer both conservative bounds (N/U) and probabilistic refinements (Zhang et al.).</text:p>
      <text:h text:style-name="P40" text:outline-level="4">6.2.3 Bayesian Methods for Interval Uncertainty</text:h>
      <text:p text:style-name="P6">Liu et al. (2019) developed a Bayesian collocation method for static analysis of structures with unknown-but-bounded uncertainties, bridging interval and probabilistic approaches. Their method uses Bayesian inference to refine interval bounds based on observational data, providing a natural extension path for N/U algebra when additional information becomes available.</text:p>
      <text:p text:style-name="P6"><text:soft-page-break/>Wei et al. (2021) extended this framework with Bayesian probabilistic propagation of imprecise probabilities with large epistemic uncertainty. Their approach handles cases where both the probability distributions and their parameters are uncertain—a scenario where N/U algebra provides valuable initial bounds.</text:p>
      <text:p text:style-name="P6">Wan and Ni (2020) presented a new approach for interval dynamic analysis of train-bridge systems based on Bayesian optimization, demonstrating practical engineering applications where interval methods (including N/U algebra) can be enhanced through Bayesian refinement.</text:p>
      <text:h text:style-name="P40" text:outline-level="4">6.2.4 Fuzzy and Reduced-Order Methods</text:h>
      <text:p text:style-name="P6">Valdebenito et al. (2021) applied reduced order models for fuzzy analysis of linear static systems in mechanical engineering. Their approach shows how fuzzy arithmetic—which shares conceptual similarities with N/U algebra's treatment of uncertainty—can be accelerated through model reduction techniques while maintaining conservative bounds.</text:p>
      <text:h text:style-name="P7" text:outline-level="3">6.3 Integrated Comparison Framework</text:h>
      <text:p text:style-name="P5"><text:span text:style-name="Strong_20_Emphasis"><text:span text:style-name="T3">Table 2. Integration strategies for N/U algebra</text:span></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8"><text:span text:style-name="Strong_20_Emphasis"><text:span text:style-name="T3">Category</text:span></text:span></text:p>
            </table:table-cell>
            <table:table-cell table:style-name="Table2.B1" office:value-type="string">
              <text:p text:style-name="P38"><text:span text:style-name="Strong_20_Emphasis"><text:span text:style-name="T3">Method Types</text:span></text:span></text:p>
            </table:table-cell>
            <table:table-cell table:style-name="Table2.B1" office:value-type="string">
              <text:p text:style-name="P38"><text:span text:style-name="Strong_20_Emphasis"><text:span text:style-name="T3">Integration with N/U</text:span></text:span></text:p>
            </table:table-cell>
            <table:table-cell table:style-name="Table2.B1" office:value-type="string">
              <text:p text:style-name="P38"><text:span text:style-name="Strong_20_Emphasis"><text:span text:style-name="T3">Benefits</text:span></text:span></text:p>
            </table:table-cell>
            <table:table-cell table:style-name="Table2.B1" office:value-type="string">
              <text:p text:style-name="P38"><text:span text:style-name="Strong_20_Emphasis"><text:span text:style-name="T3">Applications</text:span></text:span></text:p>
            </table:table-cell>
          </table:table-row>
        </table:table-header-rows>
        <table:table-row>
          <table:table-cell table:style-name="Table2.B1" office:value-type="string">
            <text:p text:style-name="P39">Traditional Deterministic</text:p>
          </table:table-cell>
          <table:table-cell table:style-name="Table2.B1" office:value-type="string">
            <text:p text:style-name="P39">Interval, Affine</text:p>
          </table:table-cell>
          <table:table-cell table:style-name="Table2.B1" office:value-type="string">
            <text:p text:style-name="P39">Direct substitution</text:p>
          </table:table-cell>
          <table:table-cell table:style-name="Table2.B1" office:value-type="string">
            <text:p text:style-name="P39">Immediate bounds</text:p>
          </table:table-cell>
          <table:table-cell table:style-name="Table2.B1" office:value-type="string">
            <text:p text:style-name="P39">Safety-critical systems</text:p>
          </table:table-cell>
        </table:table-row>
        <table:table-row>
          <table:table-cell table:style-name="Table2.B1" office:value-type="string">
            <text:p text:style-name="P39">Sampling-Based</text:p>
          </table:table-cell>
          <table:table-cell table:style-name="Table2.B1" office:value-type="string">
            <text:p text:style-name="P39">Monte Carlo, QMC</text:p>
          </table:table-cell>
          <table:table-cell table:style-name="Table2.B1" office:value-type="string">
            <text:p text:style-name="P39">Initial bounds for sampling design</text:p>
          </table:table-cell>
          <table:table-cell table:style-name="Table2.B1" office:value-type="string">
            <text:p text:style-name="P39">Reduced sample size</text:p>
          </table:table-cell>
          <table:table-cell table:style-name="Table2.B1" office:value-type="string">
            <text:p text:style-name="P39">High-dimensional problems</text:p>
          </table:table-cell>
        </table:table-row>
        <table:table-row>
          <table:table-cell table:style-name="Table2.B1" office:value-type="string">
            <text:p text:style-name="P39">Surrogate/ML</text:p>
          </table:table-cell>
          <table:table-cell table:style-name="Table2.B1" office:value-type="string">
            <text:p text:style-name="P39">Kriging, GP, NN</text:p>
          </table:table-cell>
          <table:table-cell table:style-name="Table2.B1" office:value-type="string">
            <text:p text:style-name="P39">Conservative training bounds</text:p>
          </table:table-cell>
          <table:table-cell table:style-name="Table2.B1" office:value-type="string">
            <text:p text:style-name="P39">10²-10³× speedup</text:p>
          </table:table-cell>
          <table:table-cell table:style-name="Table2.B1" office:value-type="string">
            <text:p text:style-name="P39">Complex simulations</text:p>
          </table:table-cell>
        </table:table-row>
        <table:table-row>
          <table:table-cell table:style-name="Table2.B1" office:value-type="string">
            <text:p text:style-name="P39">Hybrid Probabilistic</text:p>
          </table:table-cell>
          <table:table-cell table:style-name="Table2.B1" office:value-type="string">
            <text:p text:style-name="P39">Bayesian, P-boxes</text:p>
          </table:table-cell>
          <table:table-cell table:style-name="Table2.B1" office:value-type="string">
            <text:p text:style-name="P39">Deterministic envelope</text:p>
          </table:table-cell>
          <table:table-cell table:style-name="Table2.B1" office:value-type="string">
            <text:p text:style-name="P39">Epistemic/aleatory separation</text:p>
          </table:table-cell>
          <table:table-cell table:style-name="Table2.B1" office:value-type="string">
            <text:p text:style-name="P39">Limited data scenarios</text:p>
          </table:table-cell>
        </table:table-row>
        <table:table-row>
          <table:table-cell table:style-name="Table2.B1" office:value-type="string">
            <text:p text:style-name="P39">Multifidelity</text:p>
          </table:table-cell>
          <table:table-cell table:style-name="Table2.B1" office:value-type="string">
            <text:p text:style-name="P39">MLMC, MFMC</text:p>
          </table:table-cell>
          <table:table-cell table:style-name="Table2.B1" office:value-type="string">
            <text:p text:style-name="P39">Low-fidelity bounds</text:p>
          </table:table-cell>
          <table:table-cell table:style-name="Table2.B1" office:value-type="string">
            <text:p text:style-name="P39">Variance reduction</text:p>
          </table:table-cell>
          <table:table-cell table:style-name="Table2.B1" office:value-type="string">
            <text:p text:style-name="Table_20_Contents">Hierarchical models</text:p>
          </table:table-cell>
        </table:table-row>
      </table:table>
      <text:h text:style-name="P3" text:outline-level="2">7. Numerical Experiments</text:h>
      <text:h text:style-name="P7" text:outline-level="3">7.1 Worked Examples with Verification</text:h>
      <text:p text:style-name="P5"><text:span text:style-name="Strong_20_Emphasis"><text:span text:style-name="T3">Example 7.1 (Voltage Addition).</text:span></text:span></text:p>
      <text:list text:style-name="L16">
        <text:list-item>
          <text:p text:style-name="P41"><text:span text:style-name="Strong_20_Emphasis"><text:span text:style-name="T3">Inputs:</text:span></text:span><text:span text:style-name="T3"> (2.00 V, 0.05 V), (1.20 V, 0.02 V)</text:span></text:p>
        </text:list-item>
        <text:list-item>
          <text:p text:style-name="P41"><text:span text:style-name="Strong_20_Emphasis"><text:span text:style-name="T3">N/U Rule:</text:span></text:span><text:span text:style-name="T3"> (n₁+n₂, u₁+u₂)</text:span></text:p>
        </text:list-item>
        <text:list-item>
          <text:p text:style-name="P41"><text:span text:style-name="Strong_20_Emphasis"><text:span text:style-name="T3">Calculation:</text:span></text:span><text:span text:style-name="T3"> (2.00+1.20, 0.05+0.02)</text:span></text:p>
        </text:list-item>
        <text:list-item>
          <text:p text:style-name="P41"><text:span text:style-name="Strong_20_Emphasis"><text:span text:style-name="T3">Result:</text:span></text:span><text:span text:style-name="T3"> (3.20 V, 0.07 V) ✓</text:span></text:p>
        </text:list-item>
        <text:list-item>
          <text:p text:style-name="P42"><text:soft-page-break/><text:span text:style-name="Strong_20_Emphasis"><text:span text:style-name="T3">Comparison:</text:span></text:span><text:span text:style-name="T3"> Gaussian RSS = 0.054 V &lt; N/U = 0.07 V (conservative)</text:span></text:p>
        </text:list-item>
      </text:list>
      <text:p text:style-name="P5"><text:span text:style-name="Strong_20_Emphasis"><text:span text:style-name="T3">Example 7.2 (Area Calculation).</text:span></text:span></text:p>
      <text:list text:style-name="L17">
        <text:list-item>
          <text:p text:style-name="P43"><text:span text:style-name="Strong_20_Emphasis"><text:span text:style-name="T3">Inputs:</text:span></text:span><text:span text:style-name="T3"> (4.0 m, 0.1 m), (3.0 m, 0.2 m)</text:span></text:p>
        </text:list-item>
        <text:list-item>
          <text:p text:style-name="P43"><text:span text:style-name="Strong_20_Emphasis"><text:span text:style-name="T3">N/U Rule:</text:span></text:span><text:span text:style-name="T3"> (n₁n₂, |n₁|u₂ + |n₂|u₁)</text:span></text:p>
        </text:list-item>
        <text:list-item>
          <text:p text:style-name="P43"><text:span text:style-name="Strong_20_Emphasis"><text:span text:style-name="T3">Calculation:</text:span></text:span><text:span text:style-name="T3"> (4.0×3.0, |4.0|×0.2 + |3.0|×0.1) = (12.0, 0.8+0.3)</text:span></text:p>
        </text:list-item>
        <text:list-item>
          <text:p text:style-name="P44"><text:span text:style-name="Strong_20_Emphasis"><text:span text:style-name="T3">Result:</text:span></text:span><text:span text:style-name="T3"> (12.0 m², 1.1 m²) ✓</text:span></text:p>
        </text:list-item>
      </text:list>
      <text:p text:style-name="P5"><text:span text:style-name="Strong_20_Emphasis"><text:span text:style-name="T3">Example 7.3 (Large Product).</text:span></text:span></text:p>
      <text:list text:style-name="L18">
        <text:list-item>
          <text:p text:style-name="P45"><text:span text:style-name="Strong_20_Emphasis"><text:span text:style-name="T3">Inputs:</text:span></text:span><text:span text:style-name="T3"> (100, 10), (200, 5)</text:span></text:p>
        </text:list-item>
        <text:list-item>
          <text:p text:style-name="P45"><text:span text:style-name="Strong_20_Emphasis"><text:span text:style-name="T3">N/U Rule:</text:span></text:span><text:span text:style-name="T3"> (n₁n₂, |n₁|u₂ + |n₂|u₁)</text:span></text:p>
        </text:list-item>
        <text:list-item>
          <text:p text:style-name="P45"><text:span text:style-name="Strong_20_Emphasis"><text:span text:style-name="T3">Calculation:</text:span></text:span><text:span text:style-name="T3"> |100|×5 + |200|×10 = 500 + 2000 = 2500</text:span></text:p>
        </text:list-item>
        <text:list-item>
          <text:p text:style-name="P46"><text:span text:style-name="Strong_20_Emphasis"><text:span text:style-name="T3">Result:</text:span></text:span><text:span text:style-name="T3"> (20,000, 2500) ✓</text:span></text:p>
        </text:list-item>
      </text:list>
      <text:p text:style-name="P5"><text:span text:style-name="Strong_20_Emphasis"><text:span text:style-name="T3">Example 7.4 (Interval Equivalence).</text:span></text:span></text:p>
      <text:list text:style-name="L19">
        <text:list-item>
          <text:p text:style-name="P47"><text:span text:style-name="Strong_20_Emphasis"><text:span text:style-name="T3">Intervals:</text:span></text:span><text:span text:style-name="T3"> [9,11] × [4.5,5.5]</text:span></text:p>
        </text:list-item>
        <text:list-item>
          <text:p text:style-name="P47"><text:span text:style-name="Strong_20_Emphasis"><text:span text:style-name="T3">Product Range:</text:span></text:span><text:span text:style-name="T3"> [9×4.5, 11×5.5] = [40.5, 60.5]</text:span></text:p>
        </text:list-item>
        <text:list-item>
          <text:p text:style-name="P47"><text:span text:style-name="Strong_20_Emphasis"><text:span text:style-name="T3">Half-width:</text:span></text:span><text:span text:style-name="T3"> (60.5 − 40.5)/2 = 10.0</text:span></text:p>
        </text:list-item>
        <text:list-item>
          <text:p text:style-name="P48"><text:span text:style-name="Strong_20_Emphasis"><text:span text:style-name="T3">N/U Equivalent:</text:span></text:span><text:span text:style-name="T3"> (50.5, 10.0) ✓</text:span></text:p>
        </text:list-item>
      </text:list>
      <text:p text:style-name="P5"><text:span text:style-name="Strong_20_Emphasis"><text:span text:style-name="T3">Example 7.5 (Multiple Measurements).</text:span></text:span></text:p>
      <text:list text:style-name="L20">
        <text:list-item>
          <text:p text:style-name="P49"><text:span text:style-name="Strong_20_Emphasis"><text:span text:style-name="T3">Inputs:</text:span></text:span><text:span text:style-name="T3"> (100.0, 2.0), (105.0, 1.5), (102.5, 1.0)</text:span></text:p>
        </text:list-item>
        <text:list-item>
          <text:p text:style-name="P49"><text:span text:style-name="Strong_20_Emphasis"><text:span text:style-name="T3">N/U Rule:</text:span></text:span><text:span text:style-name="T3"> Sum all nominals and uncertainties</text:span></text:p>
        </text:list-item>
        <text:list-item>
          <text:p text:style-name="P49"><text:span text:style-name="Strong_20_Emphasis"><text:span text:style-name="T3">Calculation:</text:span></text:span><text:span text:style-name="T3"> (100.0+105.0+102.5, 2.0+1.5+1.0)</text:span></text:p>
        </text:list-item>
        <text:list-item>
          <text:p text:style-name="P49"><text:span text:style-name="Strong_20_Emphasis"><text:span text:style-name="T3">Result:</text:span></text:span><text:span text:style-name="T3"> (307.5, 4.5) ✓</text:span></text:p>
        </text:list-item>
        <text:list-item>
          <text:p text:style-name="P50"><text:span text:style-name="Strong_20_Emphasis"><text:span text:style-name="T3">Comparison:</text:span></text:span><text:span text:style-name="T3"> Gaussian RSS ≈ 2.69 &lt; N/U = 4.5 (conservative)</text:span></text:p>
        </text:list-item>
      </text:list>
      <text:p text:style-name="P5"><text:span text:style-name="Strong_20_Emphasis"><text:span text:style-name="T3">Example 7.6 (Work Calculation).</text:span></text:span></text:p>
      <text:list text:style-name="L21">
        <text:list-item>
          <text:p text:style-name="P51"><text:span text:style-name="Strong_20_Emphasis"><text:span text:style-name="T3">Inputs:</text:span></text:span><text:span text:style-name="T3"> (10.0 N, 0.2 N), (2.0 m, 0.05 m)</text:span></text:p>
        </text:list-item>
        <text:list-item>
          <text:p text:style-name="P51"><text:span text:style-name="Strong_20_Emphasis"><text:span text:style-name="T3">N/U Rule:</text:span></text:span><text:span text:style-name="T3"> (n₁n₂, |n₁|u₂ + |n₂|u₁)</text:span></text:p>
        </text:list-item>
        <text:list-item>
          <text:p text:style-name="P51"><text:span text:style-name="Strong_20_Emphasis"><text:span text:style-name="T3">Calculation:</text:span></text:span><text:span text:style-name="T3"> |10|×0.05 + |2|×0.2 = 0.5 + 0.4 = 0.9</text:span></text:p>
        </text:list-item>
        <text:list-item>
          <text:p text:style-name="P52"><text:span text:style-name="Strong_20_Emphasis"><text:span text:style-name="T3">Result:</text:span></text:span><text:span text:style-name="T3"> (20.0 J, 0.9 J) ✓</text:span></text:p>
        </text:list-item>
      </text:list>
      <text:p text:style-name="P5"><text:span text:style-name="Strong_20_Emphasis"><text:span text:style-name="T3">Example 7.7 (Squared Term).</text:span></text:span></text:p>
      <text:list text:style-name="L22">
        <text:list-item>
          <text:p text:style-name="P53"><text:span text:style-name="Strong_20_Emphasis"><text:span text:style-name="T3">Input:</text:span></text:span><text:span text:style-name="T3"> p = (0.6, 0.02)</text:span></text:p>
        </text:list-item>
        <text:list-item>
          <text:p text:style-name="P53"><text:soft-page-break/><text:span text:style-name="Strong_20_Emphasis"><text:span text:style-name="T3">N/U Rule for p²:</text:span></text:span><text:span text:style-name="T3"> (n², 2|n|u)</text:span></text:p>
        </text:list-item>
        <text:list-item>
          <text:p text:style-name="P53"><text:span text:style-name="Strong_20_Emphasis"><text:span text:style-name="T3">Calculation:</text:span></text:span><text:span text:style-name="T3"> (0.6², 2×|0.6|×0.02) = (0.36, 0.024)</text:span></text:p>
        </text:list-item>
        <text:list-item>
          <text:p text:style-name="P53"><text:span text:style-name="Strong_20_Emphasis"><text:span text:style-name="T3">Result:</text:span></text:span><text:span text:style-name="T3"> (0.36, 0.024) ✓</text:span></text:p>
        </text:list-item>
        <text:list-item>
          <text:p text:style-name="P54"><text:span text:style-name="Strong_20_Emphasis"><text:span text:style-name="T3">Comparison:</text:span></text:span><text:span text:style-name="T3"> Gaussian ≈ 0.017 &lt; N/U = 0.024 (conservative)</text:span></text:p>
        </text:list-item>
      </text:list>
      <text:p text:style-name="P6">A suite of over 20 benchmark problems is evaluated, including the above worked examples plus additional composite functions with known Lipschitz constants and engineering/physical applications. Results are compared against Gaussian error propagation, Monte Carlo (with documented random seeds), interval arithmetic, and PCE where appropriate. N/U algebra is shown to provide conservative bounds, with uncertainty growth remaining tractable in repeated operations, unlike interval arithmetic. (Full numerical tables and code/configuration details provided in supplementary artifact.)</text:p>
      <text:h text:style-name="P7" text:outline-level="3">7.2 Numerical Validation and Empirical Reproducibility</text:h>
      <text:p text:style-name="P6">To rigorously validate the revised N/U algebra, an extensive computational test suite was executed covering addition, multiplication, repeated products, and comparison against standard methods. All experiments were performed with deterministic random number generation (RNG seed: 20250926), and full code, datasets, and configuration files are available as a versioned artifact for reproducibility.</text:p>
      <text:h text:style-name="P40" text:outline-level="4">7.2.1 Addition: N/U vs. Gaussian Root-Sum-Squares</text:h>
      <text:list text:style-name="L23">
        <text:list-item>
          <text:p text:style-name="P55">Test: 8,000 random cases, each with up to 50 terms.</text:p>
        </text:list-item>
        <text:list-item>
          <text:p text:style-name="P55">Result: For all cases, the N/U uncertainty was strictly greater than or equal to the Gaussian root-sum-square (RSS) uncertainty (JCGM, 2008, p. 75). The ratio of N/U to RSS uncertainty ranged from 1.00 (minimum) to 3.54 (maximum), with a median ratio of 1.74.</text:p>
        </text:list-item>
        <text:list-item>
          <text:p text:style-name="P56">Interpretation: The N/U algebra provides a conservative bound, as designed.</text:p>
        </text:list-item>
      </text:list>
      <text:p text:style-name="P6">Ratio NU.u / RSS.u: 1.00, 1.74, 3.54</text:p>
      <text:h text:style-name="P40" text:outline-level="4">7.2.2 Multiplication: N/U vs. First-Order Gaussian</text:h>
      <text:list text:style-name="L24">
        <text:list-item>
          <text:p text:style-name="P57">Test: 30,000 random product pairs.</text:p>
        </text:list-item>
        <text:list-item>
          <text:p text:style-name="P57">Result: N/U uncertainty exceeded or matched the first-order Gaussian propagation in every case (D'Agostini, 2000, p. 10). Ratios ranged from 1.00 to 1.41 (theoretical cap: √2), with a median of 1.0011.</text:p>
        </text:list-item>
        <text:list-item>
          <text:p text:style-name="P58">Interpretation: Conservatism is strict and minimal; the algebra never underestimates.</text:p>
        </text:list-item>
      </text:list>
      <text:p text:style-name="P6">Ratio NU.u / Gaussian.u: 1.00, 1.001, 1.41</text:p>
      <text:h text:style-name="P40" text:outline-level="4"><text:soft-page-break/>7.2.3 Interval Consistency</text:h>
      <text:list text:style-name="L25">
        <text:list-item>
          <text:p text:style-name="P59">Test: 30,000 cases with n₁,n₂≥0; N/U product uncertainty vs. exact interval half-width.</text:p>
        </text:list-item>
        <text:list-item>
          <text:p text:style-name="P59">Result: Maximum relative error between N/U and exact interval propagation was 1.4×10⁻⁴ (0.014%), attributed entirely to floating-point effects (Moore, 1966, p. 87; Callens et al., 2021).</text:p>
        </text:list-item>
        <text:list-item>
          <text:p text:style-name="P60">Interpretation: For nonnegative nominals, N/U algebra matches interval arithmetic in exact arithmetic.</text:p>
        </text:list-item>
      </text:list>
      <text:h text:style-name="P40" text:outline-level="4">7.2.4 Stability in Repeated Multiplication (Chain Experiments)</text:h>
      <text:list text:style-name="L26">
        <text:list-item>
          <text:p text:style-name="P61">Test: Chained products of lengths 3, 5, 10, and 20; 800 trials per chain length.</text:p>
        </text:list-item>
        <text:list-item>
          <text:p text:style-name="P61">Result: The ratio of N/U to interval uncertainty remained within 1±1.4×10⁻⁵ for all chains, with maximum observed difference 1.7×10⁻¹² (machine epsilon scale).</text:p>
        </text:list-item>
        <text:list-item>
          <text:p text:style-name="P62">Interpretation: No evidence of error "explosion"; N/U algebra is stable under repeated composition.</text:p>
        </text:list-item>
      </text:list>
      <text:h text:style-name="P40" text:outline-level="4">7.2.5 Monte Carlo Comparison (Empirical Standard Deviation)</text:h>
      <text:list text:style-name="L27">
        <text:list-item>
          <text:p text:style-name="P63">Test: 24 MC experiments comparing N/U product uncertainty to empirical std dev across Gauss, Uniform, Laplace, and t-distributions (each with 30,000 samples; std scaled to match u) (Ferson et al., 2003, p. 93; Bomarito et al., 2021).</text:p>
        </text:list-item>
        <text:list-item>
          <text:p text:style-name="P63">Result: In every case, the N/U uncertainty exceeded the empirical MC standard deviation by a positive margin (minimum 0.69, maximum 4.24).</text:p>
        </text:list-item>
        <text:list-item>
          <text:p text:style-name="P64">No counterexample: MC std never exceeded the N/U bound, across all distributions tested.</text:p>
        </text:list-item>
      </text:list>
      <text:h text:style-name="P40" text:outline-level="4">7.2.6 Invariant Preservation and Associativity</text:h>
      <text:list text:style-name="L28">
        <text:list-item>
          <text:p text:style-name="P65">Catch/Flip Invariant: Checked over a 54-point grid. The invariant M=|n|+u is preserved exactly (maximum observed absolute error: 0.0).</text:p>
        </text:list-item>
        <text:list-item>
          <text:p text:style-name="P66">Associativity (Nominal): Over 20,000 random trials, nominal associativity held to within 3.4×10⁻¹⁶ relative error (Moore, 1966, p. 31); any absolute discrepancies are attributable to finite-precision rounding on large intermediate values.</text:p>
        </text:list-item>
      </text:list>
      <text:h text:style-name="P40" text:outline-level="4">7.2.7 Reproducibility Statement</text:h>
      <text:p text:style-name="P6">All experiments are deterministic and reproducible.</text:p>
      <text:list text:style-name="L29">
        <text:list-item>
          <text:p text:style-name="P67">Code and Data: Provided as a versioned artifact (including all CSVs, code, and summary.json).</text:p>
        </text:list-item>
        <text:list-item>
          <text:p text:style-name="P67">RNG Seed: 20250926 (with fixed per-test offsets).</text:p>
        </text:list-item>
        <text:list-item>
          <text:p text:style-name="P68"><text:soft-page-break/>Tolerance settings: Absolute 1×10⁻⁹, relative 1×10⁻¹².</text:p>
        </text:list-item>
      </text:list>
      <text:h text:style-name="P40" text:outline-level="4">7.2.8 Summary Table</text:h>
      <text:p text:style-name="P5"><text:span text:style-name="Strong_20_Emphasis"><text:span text:style-name="T3">Table 3. Numerical validation summary</text:span></text:span></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38"><text:span text:style-name="Strong_20_Emphasis"><text:span text:style-name="T3">Test Category</text:span></text:span></text:p>
            </table:table-cell>
            <table:table-cell table:style-name="Table3.B1" office:value-type="string">
              <text:p text:style-name="P38"><text:span text:style-name="Strong_20_Emphasis"><text:span text:style-name="T3">Trials</text:span></text:span></text:p>
            </table:table-cell>
            <table:table-cell table:style-name="Table3.B1" office:value-type="string">
              <text:p text:style-name="P38"><text:span text:style-name="Strong_20_Emphasis"><text:span text:style-name="T3">Property Tested</text:span></text:span></text:p>
            </table:table-cell>
            <table:table-cell table:style-name="Table3.B1" office:value-type="string">
              <text:p text:style-name="P38"><text:span text:style-name="Strong_20_Emphasis"><text:span text:style-name="T3">Key Result</text:span></text:span></text:p>
            </table:table-cell>
            <table:table-cell table:style-name="Table3.B1" office:value-type="string">
              <text:p text:style-name="P38"><text:span text:style-name="Strong_20_Emphasis"><text:span text:style-name="T3">Interpretation</text:span></text:span></text:p>
            </table:table-cell>
          </table:table-row>
        </table:table-header-rows>
        <table:table-row>
          <table:table-cell table:style-name="Table3.B1" office:value-type="string">
            <text:p text:style-name="P39">Addition (N/U vs RSS)</text:p>
          </table:table-cell>
          <table:table-cell table:style-name="Table3.B1" office:value-type="string">
            <text:p text:style-name="P39">8,000</text:p>
          </table:table-cell>
          <table:table-cell table:style-name="Table3.B1" office:value-type="string">
            <text:p text:style-name="P39">N/U ≥ RSS</text:p>
          </table:table-cell>
          <table:table-cell table:style-name="Table3.B1" office:value-type="string">
            <text:p text:style-name="P39">median ratio 1.74</text:p>
          </table:table-cell>
          <table:table-cell table:style-name="Table3.B1" office:value-type="string">
            <text:p text:style-name="P39">N/U always ≥ RSS</text:p>
          </table:table-cell>
        </table:table-row>
        <table:table-row>
          <table:table-cell table:style-name="Table3.B1" office:value-type="string">
            <text:p text:style-name="P39">Product (N/U vs Gauss)</text:p>
          </table:table-cell>
          <table:table-cell table:style-name="Table3.B1" office:value-type="string">
            <text:p text:style-name="P39">30,000</text:p>
          </table:table-cell>
          <table:table-cell table:style-name="Table3.B1" office:value-type="string">
            <text:p text:style-name="P39">N/U ≥ Gauss</text:p>
          </table:table-cell>
          <table:table-cell table:style-name="Table3.B1" office:value-type="string">
            <text:p text:style-name="P39">max ratio 1.41 (√2)</text:p>
          </table:table-cell>
          <table:table-cell table:style-name="Table3.B1" office:value-type="string">
            <text:p text:style-name="P39">min ratio 1.00</text:p>
          </table:table-cell>
        </table:table-row>
        <table:table-row>
          <table:table-cell table:style-name="Table3.B1" office:value-type="string">
            <text:p text:style-name="P39">Interval Relation</text:p>
          </table:table-cell>
          <table:table-cell table:style-name="Table3.B1" office:value-type="string">
            <text:p text:style-name="P39">30,000</text:p>
          </table:table-cell>
          <table:table-cell table:style-name="Table3.B1" office:value-type="string">
            <text:p text:style-name="P39">Matches interval half-width (n≥0)</text:p>
          </table:table-cell>
          <table:table-cell table:style-name="Table3.B1" office:value-type="string">
            <text:p text:style-name="P39">rel. error ≤ 1.4×10⁻⁴</text:p>
          </table:table-cell>
          <table:table-cell table:style-name="Table3.B1" office:value-type="string">
            <text:p text:style-name="P69"/>
          </table:table-cell>
        </table:table-row>
        <table:table-row>
          <table:table-cell table:style-name="Table3.B1" office:value-type="string">
            <text:p text:style-name="P39">Chain Product</text:p>
          </table:table-cell>
          <table:table-cell table:style-name="Table3.B1" office:value-type="string">
            <text:p text:style-name="P39">3,200</text:p>
          </table:table-cell>
          <table:table-cell table:style-name="Table3.B1" office:value-type="string">
            <text:p text:style-name="P39">Stable: matches interval within FP error</text:p>
          </table:table-cell>
          <table:table-cell table:style-name="Table3.B1" office:value-type="string">
            <text:p text:style-name="P39">max diff 1.7×10⁻¹²</text:p>
          </table:table-cell>
          <table:table-cell table:style-name="Table3.B1" office:value-type="string">
            <text:p text:style-name="P69"/>
          </table:table-cell>
        </table:table-row>
        <table:table-row>
          <table:table-cell table:style-name="Table3.B1" office:value-type="string">
            <text:p text:style-name="P39">Monte Carlo</text:p>
          </table:table-cell>
          <table:table-cell table:style-name="Table3.B1" office:value-type="string">
            <text:p text:style-name="P39">24</text:p>
          </table:table-cell>
          <table:table-cell table:style-name="Table3.B1" office:value-type="string">
            <text:p text:style-name="P39">N/U always &gt; MC std dev</text:p>
          </table:table-cell>
          <table:table-cell table:style-name="Table3.B1" office:value-type="string">
            <text:p text:style-name="P39">min margin 0.69</text:p>
          </table:table-cell>
          <table:table-cell table:style-name="Table3.B1" office:value-type="string">
            <text:p text:style-name="P69"/>
          </table:table-cell>
        </table:table-row>
        <table:table-row>
          <table:table-cell table:style-name="Table3.B1" office:value-type="string">
            <text:p text:style-name="P39">Invariants</text:p>
          </table:table-cell>
          <table:table-cell table:style-name="Table3.B1" office:value-type="string">
            <text:p text:style-name="P39">54</text:p>
          </table:table-cell>
          <table:table-cell table:style-name="Table3.B1" office:value-type="string">
            <text:p text:style-name="P39">Exact preservation</text:p>
          </table:table-cell>
          <table:table-cell table:style-name="Table3.B1" office:value-type="string">
            <text:p text:style-name="P39">0.0</text:p>
          </table:table-cell>
          <table:table-cell table:style-name="Table3.B1" office:value-type="string">
            <text:p text:style-name="P69"/>
          </table:table-cell>
        </table:table-row>
        <table:table-row>
          <table:table-cell table:style-name="Table3.B1" office:value-type="string">
            <text:p text:style-name="P39">Associativity</text:p>
          </table:table-cell>
          <table:table-cell table:style-name="Table3.B1" office:value-type="string">
            <text:p text:style-name="P39">20,000</text:p>
          </table:table-cell>
          <table:table-cell table:style-name="Table3.B1" office:value-type="string">
            <text:p text:style-name="P39">Holds within FP precision</text:p>
          </table:table-cell>
          <table:table-cell table:style-name="Table3.B1" office:value-type="string">
            <text:p text:style-name="P39">rel. error 3.4×10⁻¹⁶</text:p>
          </table:table-cell>
          <table:table-cell table:style-name="Table3.B1" office:value-type="string">
            <text:p text:style-name="P70"/>
          </table:table-cell>
        </table:table-row>
      </table:table>
      <text:p text:style-name="P6">Conclusion: The revised N/U algebra demonstrates strict mathematical closure, associativity, nonnegativity, and conservatism across all operations and is robust under large-scale empirical validation. No numerical anomalies or counterexamples were found across &gt;70,000 tests. This substantiates the algebra's suitability for reproducible, audit-defensible uncertainty propagation.</text:p>
      <text:p text:style-name="P71"><text:span text:style-name="T3">Artifact: All data, code, and configuration scripts are included as supplementary material </text:span>at Zenodo (https://doi.org/10.5281/zenodo.17221863).</text:p>
      <text:h text:style-name="P3" text:outline-level="2">8. Applications</text:h>
      <text:p text:style-name="P6">Three case studies illustrate the method:</text:p>
      <text:list text:style-name="L30">
        <text:list-item>
          <text:p text:style-name="P72">Simple Aggregation: Propagation of measurement errors in a laboratory experiment.</text:p>
        </text:list-item>
        <text:list-item>
          <text:p text:style-name="P72">Engineering Example: Stress/strain uncertainty analysis under composite loading.</text:p>
        </text:list-item>
        <text:list-item>
          <text:p text:style-name="P73">High-Dimensional Synthetic: Chain product of uncertainties in a synthetic model.</text:p>
        </text:list-item>
      </text:list>
      <text:h text:style-name="P7" text:outline-level="3">8.1 Extended Applications in Complex Systems</text:h>
      <text:p text:style-name="P6">Recent literature has demonstrated the applicability of interval and conservative uncertainty methods in diverse engineering contexts:</text:p>
      <text:p text:style-name="P5"><text:span text:style-name="Strong_20_Emphasis"><text:span text:style-name="T3">Structural Dynamics:</text:span></text:span><text:span text:style-name="T3"> Wan and Ni (2020) applied interval methods to train-bridge dynamic systems, where N/U algebra could provide rapid initial bounds for safety assessment before detailed Bayesian refinement.</text:span></text:p>
      <text:p text:style-name="P5"><text:soft-page-break/><text:span text:style-name="Strong_20_Emphasis"><text:span text:style-name="T3">Aerospace Systems:</text:span></text:span><text:span text:style-name="T3"> Bomarito et al. (2021) showed multimodel Monte Carlo applications in NASA aerospace systems, where N/U algebra serves as a deterministic envelope for probabilistic analyses.</text:span></text:p>
      <text:p text:style-name="P5"><text:span text:style-name="Strong_20_Emphasis"><text:span text:style-name="T3">Machine Learning Systems:</text:span></text:span><text:span text:style-name="T3"> Cicirello and Giunta (2022) demonstrated that interval bounds (directly related to N/U algebra) can train neural networks to respect physical constraints while quantifying prediction uncertainty.</text:span></text:p>
      <text:h text:style-name="P3" text:outline-level="2">9. Discussion</text:h>
      <text:p text:style-name="P6">N/U Algebra is mathematically consistent and non-contradictory, providing conservative, reproducible error bounds without assumptions on distributions or independence (JCGM, 2008, p. 37; Ferson et al., 2003, p. 26). The method does not capture covariance or joint distribution structure; for such cases, classical or Monte Carlo methods may be preferable. The algebra is especially valuable as a first-pass tool in transparent or audit-driven workflows.</text:p>
      <text:h text:style-name="P7" text:outline-level="3">9.1 Integration with Modern Uncertainty Quantification Frameworks</text:h>
      <text:p text:style-name="P6">The N/U algebra's simplicity and mathematical rigor make it particularly suitable for integration with modern uncertainty quantification frameworks:</text:p>
      <text:p text:style-name="P5"><text:span text:style-name="Strong_20_Emphasis"><text:span text:style-name="T3">As Initial Bounds:</text:span></text:span><text:span text:style-name="T3"> N/U algebra provides immediate conservative bounds that can guide more sophisticated analyses. Liu et al. (2019) and Wei et al. (2021) demonstrate how interval bounds serve as constraints for Bayesian updating, while Zhang et al. (2021) use them to bound sensitivity indices.</text:span></text:p>
      <text:p text:style-name="P5"><text:span text:style-name="Strong_20_Emphasis"><text:span text:style-name="T3">For Verification and Validation:</text:span></text:span><text:span text:style-name="T3"> The deterministic nature of N/U bounds makes them ideal for V&amp;V activities. Unlike sampling-based methods that may miss rare events, N/U algebra guarantees coverage of all possible outcomes within its conservative framework.</text:span></text:p>
      <text:p text:style-name="P5"><text:span text:style-name="Strong_20_Emphasis"><text:span text:style-name="T3">In Hybrid Frameworks:</text:span></text:span><text:span text:style-name="T3"> Song et al. (2019) showed how mixed uncertainty representations combining intervals, probabilities, and fuzzy sets can leverage the strengths of each approach. N/U algebra fits naturally into such frameworks as the interval component.</text:span></text:p>
      <text:p text:style-name="P5"><text:span text:style-name="Strong_20_Emphasis"><text:span text:style-name="T3">For Real-Time Applications:</text:span></text:span><text:span text:style-name="T3"> The O(1) computational complexity makes N/U algebra suitable for real-time uncertainty propagation in control systems, where Bayesian or Monte Carlo methods may be too slow (Wan &amp; Ni, 2020).</text:span></text:p>
      <text:h text:style-name="P7" text:outline-level="3">9.2 Limitations and Future Directions</text:h>
      <text:p text:style-name="P6">While N/U algebra provides valuable conservative bounds, several limitations suggest directions for future research:</text:p>
      <text:list text:style-name="L31">
        <text:list-item>
          <text:p text:style-name="P74"><text:soft-page-break/><text:span text:style-name="Strong_20_Emphasis"><text:span text:style-name="T3">Dependency Tracking:</text:span></text:span><text:span text:style-name="T3"> Current N/U algebra assumes independence or worst-case dependency. Future work could incorporate affine arithmetic concepts to track linear dependencies.</text:span></text:p>
        </text:list-item>
        <text:list-item>
          <text:p text:style-name="P74"><text:span text:style-name="Strong_20_Emphasis"><text:span text:style-name="T3">Adaptive Refinement:</text:span></text:span><text:span text:style-name="T3"> Integration with machine learning methods (Cicirello &amp; Giunta, 2022; Sundar &amp; Shields, 2019) could enable adaptive refinement of N/U bounds based on observed data.</text:span></text:p>
        </text:list-item>
        <text:list-item>
          <text:p text:style-name="P74"><text:span text:style-name="Strong_20_Emphasis"><text:span text:style-name="T3">Multivariate Extensions:</text:span></text:span><text:span text:style-name="T3"> Extension to matrix and tensor operations would enable application to larger-scale systems while maintaining the algebra's conservative properties.</text:span></text:p>
        </text:list-item>
        <text:list-item>
          <text:p text:style-name="P75"><text:span text:style-name="Strong_20_Emphasis"><text:span text:style-name="T3">Standardization:</text:span></text:span><text:span text:style-name="T3"> Following the path of interval arithmetic standardization (IEEE 1788), N/U algebra could benefit from formal standardization for wider adoption.</text:span></text:p>
        </text:list-item>
      </text:list>
      <text:h text:style-name="P3" text:outline-level="2">10. Conclusion</text:h>
      <text:p text:style-name="P6">A linear, conservative algebra for propagating explicit uncertainty alongside nominal values is presented and rigorously characterized. The algebra is closed, monotone, and computationally efficient. Comparative and numerical analysis confirms its utility for transparent, audit-defensible uncertainty propagation in science and engineering (JCGM, 2008, p. 68; Moore, 1966, p. 32).</text:p>
      <text:p text:style-name="P6">The N/U algebra's position within the broader uncertainty quantification landscape is now clearer through comparison with recent advances in multimodel Monte Carlo (Bomarito et al., 2021), interval multilevel methods (Callens et al., 2021), machine learning approaches (Cicirello &amp; Giunta, 2022; Sundar &amp; Shields, 2019; Zhang et al., 2021), Bayesian interval methods (Liu et al., 2019; Wei et al., 2021; Wan &amp; Ni, 2020), and mixed uncertainty frameworks (Song et al., 2019; Valdebenito et al., 2021). These comparisons confirm that N/U algebra fills a specific niche: providing immediate, deterministic, conservative bounds with minimal computational overhead and maximum transparency.</text:p>
      <text:h text:style-name="P3" text:outline-level="2">References</text:h>
      <text:p text:style-name="P5"><text:span text:style-name="T3">Albert, D.R. (2020). Monte Carlo uncertainty propagation with the NIST uncertainty machine. </text:span><text:span text:style-name="Emphasis"><text:span text:style-name="T3">Metrologia</text:span></text:span><text:span text:style-name="T3">, 57(4), 045010.</text:span></text:p>
      <text:p text:style-name="P5"><text:span text:style-name="T3">Baudrit, C., Dubois, D. (2006). Practical representations of incomplete probabilistic knowledge. </text:span><text:span text:style-name="Emphasis"><text:span text:style-name="T3">Computational Statistics &amp; Data Analysis</text:span></text:span><text:span text:style-name="T3">, 51(1), 86-108.</text:span></text:p>
      <text:p text:style-name="P5"><text:span text:style-name="T3">Beer, M., Ferson, S., Kreinovich, V. (2013). Imprecise probabilities in engineering analyses. </text:span><text:span text:style-name="Emphasis"><text:span text:style-name="T3">Mechanical Systems and Signal Processing</text:span></text:span><text:span text:style-name="T3">, 37(1-2), 4-29.</text:span></text:p>
      <text:p text:style-name="P5"><text:soft-page-break/><text:span text:style-name="T3">Berleant, D., Zhang, J. (2004). Representation and problem solving with distribution envelope determination. </text:span><text:span text:style-name="Emphasis"><text:span text:style-name="T3">Reliability Engineering &amp; System Safety</text:span></text:span><text:span text:style-name="T3">, 85(1-3), 153-168.</text:span></text:p>
      <text:p text:style-name="P5"><text:span text:style-name="T3">Bi, S., Broggi, M., Beer, M. (2019). The role of the Bhattacharyya distance in stochastic model updating. </text:span><text:span text:style-name="Emphasis"><text:span text:style-name="T3">Mechanical Systems and Signal Processing</text:span></text:span><text:span text:style-name="T3">, 117, 437-452.</text:span></text:p>
      <text:p text:style-name="P5"><text:span text:style-name="T3">Bomarito, G.F., Warner, J.E., Leser, P.E., Leser, W.P., Morrill, L. (2021). Fast, unbiased uncertainty propagation with multi-model Monte Carlo. In </text:span><text:span text:style-name="Emphasis"><text:span text:style-name="T3">DATAWorks 2021 Conference</text:span></text:span><text:span text:style-name="T3">. NASA Langley Research Center.</text:span></text:p>
      <text:p text:style-name="P5"><text:span text:style-name="T3">Callens, R.R.A., Faes, M.G.R., Moens, D. (2021). Interval analysis using multilevel quasi-Monte Carlo. In </text:span><text:span text:style-name="Emphasis"><text:span text:style-name="T3">International Workshop on Reliable Engineering Computing (REC2021)</text:span></text:span><text:span text:style-name="T3">, vol. 9, pp. 53-67.</text:span></text:p>
      <text:p text:style-name="P5"><text:span text:style-name="T3">Chabridon, V., Balesdent, M., Bourinet, J.M., Morio, J., Gayton, N. (2018). Reliability-based sensitivity analysis of aerospace systems under distribution parameter uncertainty using an augmented approach. </text:span><text:span text:style-name="Emphasis"><text:span text:style-name="T3">Reliability Engineering &amp; System Safety</text:span></text:span><text:span text:style-name="T3">, 179, 76-86.</text:span></text:p>
      <text:p text:style-name="P5"><text:span text:style-name="T3">Cicirello, A., Giunta, F. (2022). Machine learning based optimization for interval uncertainty propagation. </text:span><text:span text:style-name="Emphasis"><text:span text:style-name="T3">Mechanical Systems and Signal Processing</text:span></text:span><text:span text:style-name="T3">, 170, 108619.</text:span></text:p>
      <text:p text:style-name="P5"><text:span text:style-name="T3">Crowder, S., Delker, C., Forrest, E., Martin, N. (2020). </text:span><text:span text:style-name="Emphasis"><text:span text:style-name="T3">Introduction to Statistics in Metrology</text:span></text:span><text:span text:style-name="T3">. Springer, Cham.</text:span></text:p>
      <text:p text:style-name="P6">D'Agostini, G., Raso, M. (2000). Uncertainties due to imperfect knowledge of systematic effects: General considerations and approximate formulae. arXiv:hep-ex/0002056.</text:p>
      <text:p text:style-name="P5"><text:span text:style-name="T3">Dang, C., Wei, P., Faes, M.G.R., Beer, M. (2022). Interval uncertainty propagation by a parallel Bayesian global optimization method. </text:span><text:span text:style-name="Emphasis"><text:span text:style-name="T3">Applied Mathematical Modelling</text:span></text:span><text:span text:style-name="T3">, 108, 220-235.</text:span></text:p>
      <text:p text:style-name="P5"><text:span text:style-name="T3">de Angelis, M., Patelli, E., Beer, M. (2015). Advanced line sampling for efficient robust reliability analysis. </text:span><text:span text:style-name="Emphasis"><text:span text:style-name="T3">Structural Safety</text:span></text:span><text:span text:style-name="T3">, 52, 170-182.</text:span></text:p>
      <text:p text:style-name="P5"><text:span text:style-name="T3">Eldred, M.S. (2011). Recent advances in non-intrusive polynomial chaos and stochastic collocation methods for uncertainty analysis and design. </text:span><text:span text:style-name="Emphasis"><text:span text:style-name="T3">AIAA Journal</text:span></text:span><text:span text:style-name="T3">, 49(11), 2351-2364.</text:span></text:p>
      <text:p text:style-name="P5"><text:span text:style-name="T3">Faes, M.G.R., Moens, D. (2020). Recent trends in the modeling and quantification of non-probabilistic uncertainty. </text:span><text:span text:style-name="Emphasis"><text:span text:style-name="T3">Archives of Computational Methods in Engineering</text:span></text:span><text:span text:style-name="T3">, 27(3), 633-671.</text:span></text:p>
      <text:p text:style-name="P5"><text:span text:style-name="T3">Ferson, S., Kreinovich, V., Ginzburg, L., Myers, D.S., Sentz, K. (2003). </text:span><text:span text:style-name="Emphasis"><text:span text:style-name="T3">Constructing Probability Boxes and Dempster-Shafer Structures</text:span></text:span><text:span text:style-name="T3"> (SAND2002-4015). Sandia National Laboratories, Albuquerque, NM.</text:span></text:p>
      <text:p text:style-name="P5"><text:soft-page-break/><text:span text:style-name="T3">Ghanem, R., Higdon, D., Owhadi, H. (Eds.) (2017). </text:span><text:span text:style-name="Emphasis"><text:span text:style-name="T3">Handbook of Uncertainty Quantification</text:span></text:span><text:span text:style-name="T3">. Springer, Cham.</text:span></text:p>
      <text:p text:style-name="P5"><text:span text:style-name="T3">Giles, M.B. (2008). Multilevel Monte Carlo path simulation. </text:span><text:span text:style-name="Emphasis"><text:span text:style-name="T3">Operations Research</text:span></text:span><text:span text:style-name="T3">, 56(3), 607-617.</text:span></text:p>
      <text:p text:style-name="P5"><text:span text:style-name="T3">Gray, A., Wimbush, A., de Angelis, M., Hristov, P.O., Calleja, D., Miralles-Dolz, E., Rocchetta, R. (2022). From inference to design: A comprehensive framework for uncertainty quantification in engineering with limited information. </text:span><text:span text:style-name="Emphasis"><text:span text:style-name="T3">Mechanical Systems and Signal Processing</text:span></text:span><text:span text:style-name="T3">, 165, 108210.</text:span></text:p>
      <text:p text:style-name="P5"><text:span text:style-name="T3">Hanss, M. (2005). </text:span><text:span text:style-name="Emphasis"><text:span text:style-name="T3">Applied Fuzzy Arithmetic: An Introduction with Engineering Applications</text:span></text:span><text:span text:style-name="T3">. Springer, Berlin.</text:span></text:p>
      <text:p text:style-name="P5"><text:span text:style-name="T3">Helton, J.C., Johnson, J.D., Oberkampf, W.L., Sallaberry, C.J. (2010). Representation of analysis results involving aleatory and epistemic uncertainty. </text:span><text:span text:style-name="Emphasis"><text:span text:style-name="T3">International Journal of General Systems</text:span></text:span><text:span text:style-name="T3">, 39(6), 605-646.</text:span></text:p>
      <text:p text:style-name="P6">IEEE (2015). IEEE Standard for Interval Arithmetic. IEEE Std 1788-2015, pp. 1-97.</text:p>
      <text:p text:style-name="P5"><text:span text:style-name="T3">ISO/IEC (2008). </text:span><text:span text:style-name="Emphasis"><text:span text:style-name="T3">Uncertainty of Measurement—Part 3: Guide to the Expression of Uncertainty in Measurement</text:span></text:span><text:span text:style-name="T3"> (Guide 98-3:2008). International Organization for Standardization, Geneva.</text:span></text:p>
      <text:p text:style-name="P5"><text:span text:style-name="T3">JCGM (2008). </text:span><text:span text:style-name="Emphasis"><text:span text:style-name="T3">Evaluation of Measurement Data—Guide to the Expression of Uncertainty in Measurement</text:span></text:span><text:span text:style-name="T3"> (JCGM 100:2008). Joint Committee for Guides in Metrology, Sèvres.</text:span></text:p>
      <text:p text:style-name="P5"><text:span text:style-name="T3">Klir, G.J., Yuan, B. (1995). </text:span><text:span text:style-name="Emphasis"><text:span text:style-name="T3">Fuzzy Sets and Fuzzy Logic: Theory and Applications</text:span></text:span><text:span text:style-name="T3">. Prentice Hall, Upper Saddle River, NJ.</text:span></text:p>
      <text:p text:style-name="P5"><text:span text:style-name="T3">Le Maître, O., Knio, O.M. (2010). </text:span><text:span text:style-name="Emphasis"><text:span text:style-name="T3">Spectral Methods for Uncertainty Quantification</text:span></text:span><text:span text:style-name="T3">. Springer, Dordrecht.</text:span></text:p>
      <text:p text:style-name="P5"><text:span text:style-name="T3">Liu, Y., Wang, X., Wang, L., Lv, Z. (2019). A Bayesian collocation method for static analysis of structures with unknown-but-bounded uncertainties. </text:span><text:span text:style-name="Emphasis"><text:span text:style-name="T3">Computer Methods in Applied Mechanics and Engineering</text:span></text:span><text:span text:style-name="T3">, 346, 727-745.</text:span></text:p>
      <text:p text:style-name="P6">Martin, E.D. (2025). <text:span text:style-name="Emphasis">The NASA Paper &amp; Small Falcon Algebra – Numerical Validation Dataset</text:span> [Dataset]. Zenodo. (https://doi.org/10.5281/zenodo.17221863).</text:p>
      <text:p text:style-name="P5"><text:span text:style-name="T3">Moens, D., Vandepitte, D. (2005). A survey of non-probabilistic uncertainty treatment in finite element analysis. </text:span><text:span text:style-name="Emphasis"><text:span text:style-name="T3">Computer Methods in Applied Mechanics and Engineering</text:span></text:span><text:span text:style-name="T3">, 194(12-16), 1527-1555.</text:span></text:p>
      <text:p text:style-name="P5"><text:span text:style-name="T3">Moore, R.E. (1966). </text:span><text:span text:style-name="Emphasis"><text:span text:style-name="T3">Interval Analysis</text:span></text:span><text:span text:style-name="T3">. Prentice-Hall, Englewood Cliffs, NJ.</text:span></text:p>
      <text:p text:style-name="P5"><text:span text:style-name="T3">Moore, R.E., Kearfott, R.B., Cloud, M.J. (2009). </text:span><text:span text:style-name="Emphasis"><text:span text:style-name="T3">Introduction to Interval Analysis</text:span></text:span><text:span text:style-name="T3">. SIAM, Philadelphia, PA.</text:span></text:p>
      <text:p text:style-name="P5"><text:soft-page-break/><text:span text:style-name="T3">Nannapaneni, S., Mahadevan, S. (2020). Probability bounds analysis for nonlinear population ecology models. </text:span><text:span text:style-name="Emphasis"><text:span text:style-name="T3">Mathematical Biosciences</text:span></text:span><text:span text:style-name="T3">, 320, 108304.</text:span></text:p>
      <text:p text:style-name="P5"><text:span text:style-name="T3">Neumaier, A. (1990). </text:span><text:span text:style-name="Emphasis"><text:span text:style-name="T3">Interval Methods for Systems of Equations</text:span></text:span><text:span text:style-name="T3">. Cambridge University Press, Cambridge.</text:span></text:p>
      <text:p text:style-name="P5"><text:span text:style-name="T3">Oberkampf, W.L., Roy, C.J. (2010). </text:span><text:span text:style-name="Emphasis"><text:span text:style-name="T3">Verification and Validation in Scientific Computing</text:span></text:span><text:span text:style-name="T3">. Cambridge University Press, Cambridge.</text:span></text:p>
      <text:p text:style-name="P5"><text:span text:style-name="T3">Patelli, E., Broggi, M., de Angelis, M., Beer, M. (2018). OpenCossan: An efficient open tool for dealing with epistemic and aleatory uncertainties. In </text:span><text:span text:style-name="Emphasis"><text:span text:style-name="T3">Vulnerability, Uncertainty, and Risk</text:span></text:span><text:span text:style-name="T3">, pp. 2564-2573. ASCE, Reston, VA.</text:span></text:p>
      <text:p text:style-name="P5"><text:span text:style-name="T3">Peherstorfer, B., Willcox, K., Gunzburger, M. (2018). Survey of multifidelity methods in uncertainty propagation, inference, and optimization. </text:span><text:span text:style-name="Emphasis"><text:span text:style-name="T3">SIAM Review</text:span></text:span><text:span text:style-name="T3">, 60(3), 550-591.</text:span></text:p>
      <text:p text:style-name="P5"><text:span text:style-name="T3">Saltelli, A., Ratto, M., Andres, T., Campolongo, F., Cariboni, J., Gatelli, D., Saisana, M., Tarantola, S. (2008). </text:span><text:span text:style-name="Emphasis"><text:span text:style-name="T3">Global Sensitivity Analysis: The Primer</text:span></text:span><text:span text:style-name="T3">. Wiley, Chichester.</text:span></text:p>
      <text:p text:style-name="P5"><text:span text:style-name="T3">Schöbi, R., Sudret, B. (2017). Uncertainty propagation of p-boxes using sparse polynomial chaos expansions. </text:span><text:span text:style-name="Emphasis"><text:span text:style-name="T3">Journal of Computational Physics</text:span></text:span><text:span text:style-name="T3">, 339, 307-327.</text:span></text:p>
      <text:p text:style-name="P5"><text:span text:style-name="T3">Shafer, G. (1976). </text:span><text:span text:style-name="Emphasis"><text:span text:style-name="T3">A Mathematical Theory of Evidence</text:span></text:span><text:span text:style-name="T3">. Princeton University Press, Princeton, NJ.</text:span></text:p>
      <text:p text:style-name="P5"><text:span text:style-name="T3">Smith, R.C. (2014). </text:span><text:span text:style-name="Emphasis"><text:span text:style-name="T3">Uncertainty Quantification: Theory, Implementation, and Applications</text:span></text:span><text:span text:style-name="T3">. SIAM, Philadelphia, PA.</text:span></text:p>
      <text:p text:style-name="P5"><text:span text:style-name="T3">Sobol', I.M. (2001). Global sensitivity indices for nonlinear mathematical models and their Monte Carlo estimates. </text:span><text:span text:style-name="Emphasis"><text:span text:style-name="T3">Mathematics and Computers in Simulation</text:span></text:span><text:span text:style-name="T3">, 55(1-3), 271-280.</text:span></text:p>
      <text:p text:style-name="P5"><text:span text:style-name="T3">Song, J., Wei, P., Valdebenito, M., Bi, S., Broggi, M., Beer, M., Lei, Z. (2019). Generalization of non-intrusive imprecise stochastic simulation for mixed uncertain variables. </text:span><text:span text:style-name="Emphasis"><text:span text:style-name="T3">Mechanical Systems and Signal Processing</text:span></text:span><text:span text:style-name="T3">, 134, 106316.</text:span></text:p>
      <text:p text:style-name="P5"><text:span text:style-name="T3">Sudret, B., Marelli, S. (2017). Surrogate models for uncertainty quantification: Polynomial chaos expansions and beyond. In </text:span><text:span text:style-name="Emphasis"><text:span text:style-name="T3">European Conference on Antennas and Propagation (EUCAP)</text:span></text:span><text:span text:style-name="T3">, pp. 3707-3711. IEEE, Piscataway, NJ.</text:span></text:p>
      <text:p text:style-name="P5"><text:span text:style-name="T3">Sullivan, T.J. (2015). </text:span><text:span text:style-name="Emphasis"><text:span text:style-name="T3">Introduction to Uncertainty Quantification</text:span></text:span><text:span text:style-name="T3">. Springer, Cham.</text:span></text:p>
      <text:p text:style-name="P5"><text:span text:style-name="T3">Sundar, V., Shields, M.D. (2019). Reliability analysis using adaptive kriging surrogates with multimodel inference. </text:span><text:span text:style-name="Emphasis"><text:span text:style-name="T3">ASCE-ASME Journal of Risk and Uncertainty in Engineering Systems, Part A: Civil Engineering</text:span></text:span><text:span text:style-name="T3">, 5(2), 04019004.</text:span></text:p>
      <text:p text:style-name="P5"><text:soft-page-break/><text:span text:style-name="T3">Torre, E., Marelli, S., Embrechts, P., Sudret, B. (2019). A general framework for data-driven uncertainty quantification under complex input dependencies using vine copulas. </text:span><text:span text:style-name="Emphasis"><text:span text:style-name="T3">Probabilistic Engineering Mechanics</text:span></text:span><text:span text:style-name="T3">, 55, 1-16.</text:span></text:p>
      <text:p text:style-name="P5"><text:span text:style-name="T3">Tucker, W. (2011). </text:span><text:span text:style-name="Emphasis"><text:span text:style-name="T3">Validated Numerics: A Short Introduction to Rigorous Computations</text:span></text:span><text:span text:style-name="T3">. Princeton University Press, Princeton, NJ.</text:span></text:p>
      <text:p text:style-name="P5"><text:span text:style-name="T3">Valdebenito, M.A., Jensen, H.A., Wei, P., Beer, M., Beck, A.T. (2021). Application of a reduced order model for fuzzy analysis of linear static systems. </text:span><text:span text:style-name="Emphasis"><text:span text:style-name="T3">ASCE-ASME Journal of Risk and Uncertainty in Engineering Systems, Part B: Mechanical Engineering</text:span></text:span><text:span text:style-name="T3">, 7(2), 020904.</text:span></text:p>
      <text:p text:style-name="P5"><text:span text:style-name="T3">Walley, P. (1991). </text:span><text:span text:style-name="Emphasis"><text:span text:style-name="T3">Statistical Reasoning with Imprecise Probabilities</text:span></text:span><text:span text:style-name="T3">. Chapman and Hall, London.</text:span></text:p>
      <text:p text:style-name="P5"><text:span text:style-name="T3">Wan, H.P., Ni, Y.Q. (2020). A new approach for interval dynamic analysis of train-bridge system based on Bayesian optimization. </text:span><text:span text:style-name="Emphasis"><text:span text:style-name="T3">Journal of Engineering Mechanics</text:span></text:span><text:span text:style-name="T3">, 146(5), 04020029.</text:span></text:p>
      <text:p text:style-name="P5"><text:span text:style-name="T3">Wei, P., Liu, F., Valdebenito, M., Beer, M. (2021). Bayesian probabilistic propagation of imprecise probabilities with large epistemic uncertainty. </text:span><text:span text:style-name="Emphasis"><text:span text:style-name="T3">Mechanical Systems and Signal Processing</text:span></text:span><text:span text:style-name="T3">, 149, 107219.</text:span></text:p>
      <text:p text:style-name="P5"><text:span text:style-name="T3">Wei, P., Song, J., Bi, S., Broggi, M., Beer, M., Lu, Z., Yue, Z. (2019). Non-intrusive stochastic analysis with parameterized imprecise probability models: I. Performance estimation. </text:span><text:span text:style-name="Emphasis"><text:span text:style-name="T3">Mechanical Systems and Signal Processing</text:span></text:span><text:span text:style-name="T3">, 124, 349-368.</text:span></text:p>
      <text:p text:style-name="P5"><text:span text:style-name="T3">Williamson, R.C., Downs, T. (1990). Probabilistic arithmetic I: Numerical methods for calculating convolutions and dependency bounds. </text:span><text:span text:style-name="Emphasis"><text:span text:style-name="T3">International Journal of Approximate Reasoning</text:span></text:span><text:span text:style-name="T3">, 4(2), 89-158.</text:span></text:p>
      <text:p text:style-name="P5"><text:span text:style-name="T3">Xiao, N.C., Zuo, M.J., Zhou, C. (2018). A new adaptive sequential sampling method to construct surrogate models for efficient reliability analysis. </text:span><text:span text:style-name="Emphasis"><text:span text:style-name="T3">Reliability Engineering &amp; System Safety</text:span></text:span><text:span text:style-name="T3">, 169, 330-338.</text:span></text:p>
      <text:p text:style-name="P5"><text:span text:style-name="T3">Xiu, D., Karniadakis, G.E. (2002). The Wiener-Askey polynomial chaos for stochastic differential equations. </text:span><text:span text:style-name="Emphasis"><text:span text:style-name="T3">SIAM Journal on Scientific Computing</text:span></text:span><text:span text:style-name="T3">, 24(2), 619-644.</text:span></text:p>
      <text:p text:style-name="P5"><text:span text:style-name="T3">Zhang, J., Shields, M.D., TerMaath, S. (2021). Imprecise global sensitivity analysis using Bayesian multimodel inference and importance sampling. </text:span><text:span text:style-name="Emphasis"><text:span text:style-name="T3">Mechanical Systems and Signal Processing</text:span></text:span><text:span text:style-name="T3">, 148, 107162.</text:span></text:p>
      <text:p text:style-name="Horizontal_20_Line"/>
      <text:h text:style-name="P3" text:outline-level="2"><text:soft-page-break/>Appendices</text:h>
      <text:h text:style-name="P7" text:outline-level="3">Appendix A: Proof Details</text:h>
      <text:p text:style-name="P5"><text:span text:style-name="T3">Full proofs for associativity, monotonicity, and sub-distributivity are available in the supplementary materials </text:span>(Zenodo: https://doi.org/10.5281/zenodo.17221863).</text:p>
      <text:h text:style-name="P7" text:outline-level="3">Appendix B: Numerical Experiment Details</text:h>
      <text:p text:style-name="P5"><text:span text:style-name="T3">Complete scripts, Monte Carlo seeds, and reproducibility instructions are provided in the supplementary </text:span><text:span text:style-name="T10">dataset</text:span><text:span text:style-name="T3"> </text:span>(Zenodo: https://doi.org/10.5281/zenodo.17221863).</text:p>
      <text:list text:style-name="L32">
        <text:list-item>
          <text:p text:style-name="P76">Python implementation of N/U algebra</text:p>
        </text:list-item>
        <text:list-item>
          <text:p text:style-name="P76">Test suite with 70,000+ test cases</text:p>
        </text:list-item>
        <text:list-item>
          <text:p text:style-name="P76">Comparison scripts for Gaussian, MC, and interval methods</text:p>
        </text:list-item>
        <text:list-item>
          <text:p text:style-name="P77">Configuration files for all experiments</text:p>
        </text:list-item>
      </text:list>
      <text:p text:style-name="Horizontal_20_Line"/>
      <text:h text:style-name="P3" text:outline-level="2">Data and Code Availability</text:h>
      <text:p text:style-name="P78"><text:span text:style-name="T3">All code, data, and configuration files used to generate numerical results are available as a versioned artifact at DOI: </text:span>https://doi.org/10.5281/zenodo.17221863<text:span text:style-name="T3"> The repository includes:</text:span></text:p>
      <text:list text:style-name="L33">
        <text:list-item>
          <text:p text:style-name="P79">Complete Python implementation</text:p>
        </text:list-item>
        <text:list-item>
          <text:p text:style-name="P79">All test datasets (70,000+ cases)</text:p>
        </text:list-item>
        <text:list-item>
          <text:p text:style-name="P79">Reproducibility scripts</text:p>
        </text:list-item>
        <text:list-item>
          <text:p text:style-name="P80">Documentation and user guide</text:p>
        </text:list-item>
      </text:list>
      <text:h text:style-name="P3" text:outline-level="2">Conflict of Interest</text:h>
      <text:p text:style-name="P6">The authors declare no conflicts of interest.</text:p>
      <text:h text:style-name="P3" text:outline-level="2">Acknowledgments</text:h>
      <text:p text:style-name="P81"><text:tab/>George and Nancy Proudman taught me what <text:span text:style-name="T11">a</text:span> zero is.</text:p>
      <text:p text:style-name="P82"><text:tab/>Britni <text:span text:style-name="T11">and Kaylee</text:span>— <text:span text:style-name="T11">The </text:span><text:span text:style-name="Strong_20_Emphasis">Flip Operator</text:span><text:span text:style-name="Strong_20_Emphasis"><text:span text:style-name="T11">s</text:span></text:span><text:span text:style-name="Strong_20_Emphasis">: B|n|+u.</text:span> You take my nominal value and my uncertainty <text:span text:style-name="T11">and carry it, even when my uncertainty is at 100%. Your support is always reliable and remains positive even when I am negative. </text:span></text:p>
      <text:p text:style-name="P83"><text:soft-page-break/><text:span text:style-name="T12"><text:tab/>To the Math Department at W</text:span><text:span text:style-name="T13">ashington State University</text:span><text:span text:style-name="T12">, Vancouver—thank you. Your support </text:span><text:span text:style-name="T13">is</text:span><text:span text:style-name="T12"> exceptional: prompt, innovative, and genuinely human. Your insight that “nominal uncertainty” is not particularly compelling, even new, </text:span><text:span text:style-name="T13">shaped my perception, and...was super funny to read, it </text:span><text:span text:style-name="T12">was </text:span><text:span text:style-name="T13">truly </text:span><text:span text:style-name="T12">eye-opening! It led directly to this rewrite. I had built expectations that my work would be fascinating to others and in doing so I misplaced that expectation. </text:span></text:p>
      <text:p text:style-name="P84">This revision is written to try and meet your bar. Honest, auditable, formalized, transparent and rel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5%" fo:text-indent="0in" style:auto-text-indent="false" fo:padding="0.0193in" fo:border="0.06pt solid #dedcd1"/>
      <style:text-properties officeooo:rsid="0009681c" loext:padding="0.0193in" loext:border="0.06pt solid #dedcd1"/>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8T01:35:37.673773687</meta:creation-date>
    <dc:date>2025-09-28T22:25:53.580400246</dc:date>
    <meta:editing-duration>PT8H50M8S</meta:editing-duration>
    <meta:editing-cycles>12</meta:editing-cycles>
    <meta:generator>LibreOffice/25.8.1.1$Linux_X86_64 LibreOffice_project/54047653041915e595ad4e45cccea684809c77b5</meta:generator>
    <meta:document-statistic meta:table-count="3" meta:image-count="0" meta:object-count="0" meta:page-count="22" meta:paragraph-count="459" meta:word-count="6374" meta:character-count="41555" meta:non-whitespace-character-count="36210"/>
  </office:meta>
</office:document-meta>
</file>